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0437in"/>
    </style:style>
    <style:style style:name="co31" style:family="table-column">
      <style:table-column-properties fo:break-before="auto" style:column-width="1.3882in"/>
    </style:style>
    <style:style style:name="co32" style:family="table-column">
      <style:table-column-properties fo:break-before="auto" style:column-width="1.872in"/>
    </style:style>
    <style:style style:name="co33" style:family="table-column">
      <style:table-column-properties fo:break-before="auto" style:column-width="1.6681in"/>
    </style:style>
    <style:style style:name="co34" style:family="table-column">
      <style:table-column-properties fo:break-before="auto" style:column-width="3.6909in"/>
    </style:style>
    <style:style style:name="co35" style:family="table-column">
      <style:table-column-properties fo:break-before="auto" style:column-width="2.4752in"/>
    </style:style>
    <style:style style:name="co36" style:family="table-column">
      <style:table-column-properties fo:break-before="auto" style:column-width="0.5035in"/>
    </style:style>
    <style:style style:name="co37" style:family="table-column">
      <style:table-column-properties fo:break-before="auto" style:column-width="0.6217in"/>
    </style:style>
    <style:style style:name="co38" style:family="table-column">
      <style:table-column-properties fo:break-before="auto" style:column-width="0.6535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846in" fo:break-before="auto" style:use-optimal-row-height="true"/>
    </style:style>
    <style:style style:name="ro16" style:family="table-row">
      <style:table-row-properties style:row-height="0.3016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681in" fo:break-before="auto" style:use-optimal-row-height="true"/>
    </style:style>
    <style:style style:name="ro21" style:family="table-row">
      <style:table-row-properties style:row-height="0.1138in" fo:break-before="auto" style:use-optimal-row-height="false"/>
    </style:style>
    <style:style style:name="ro22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2.0417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2.3528in" fo:break-before="auto" style:use-optimal-row-height="true"/>
    </style:style>
    <style:style style:name="ro28" style:family="table-row">
      <style:table-row-properties style:row-height="2.5075in" fo:break-before="auto" style:use-optimal-row-height="true"/>
    </style:style>
    <style:style style:name="ro29" style:family="table-row">
      <style:table-row-properties style:row-height="3.9071in" fo:break-before="auto" style:use-optimal-row-height="true"/>
    </style:style>
    <style:style style:name="ro30" style:family="table-row">
      <style:table-row-properties style:row-height="3.0264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3" style:family="table-row">
      <style:table-row-properties style:row-height="1.4193in" fo:break-before="auto" style:use-optimal-row-height="true"/>
    </style:style>
    <style:style style:name="ro34" style:family="table-row">
      <style:table-row-properties style:row-height="2.1972in" fo:break-before="auto" style:use-optimal-row-height="true"/>
    </style:style>
    <style:style style:name="ro35" style:family="table-row">
      <style:table-row-properties style:row-height="1.2638in" fo:break-before="auto" style:use-optimal-row-height="true"/>
    </style:style>
    <style:style style:name="ro36" style:family="table-row">
      <style:table-row-properties style:row-height="0.9535in" fo:break-before="auto" style:use-optimal-row-height="true"/>
    </style:style>
    <style:style style:name="ro37" style:family="table-row">
      <style:table-row-properties style:row-height="0.4866in" fo:break-before="auto" style:use-optimal-row-height="true"/>
    </style:style>
    <style:style style:name="ro38" style:family="table-row">
      <style:table-row-properties style:row-height="2.6634in" fo:break-before="auto" style:use-optimal-row-height="true"/>
    </style:style>
    <style:style style:name="ro39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6pt solid #000000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53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0.06pt solid #000000"/>
      <style:text-properties style:text-position=""/>
    </style:style>
    <style:style style:name="ce5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6pt solid #000000"/>
      <style:text-properties style:text-position=""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style:text-position=""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start" fo:margin-left="0in"/>
      <style:text-properties style:text-position=""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25" style:family="table-cell" style:parent-style-name="Default">
      <style:table-cell-properties fo:background-color="#000080" fo:wrap-option="wrap"/>
      <style:text-properties fo:color="#ffffff" style:text-position="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10pt"/>
    </style:style>
    <style:style style:name="ce65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73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71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9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6pt solid #000000"/>
    </style:style>
    <style:style style:name="ce88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in"/>
      <style:text-properties fo:font-size="10pt" fo:font-weight="normal"/>
    </style:style>
    <style:style style:name="ce1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55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56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bold"/>
    </style:style>
    <style:style style:name="ce16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/>
    </style:style>
    <style:style style:name="ce1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69" style:family="table-cell" style:parent-style-name="Default">
      <style:table-cell-properties fo:wrap-option="wrap" fo:border="0.06pt solid #000000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7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number-columns-repeated="250" table:default-cell-style-name="Default"/>
        <table:table-row table:style-name="ro15">
          <table:table-cell table:style-name="ce65"/>
          <table:table-cell table:style-name="ce70">
            <draw:frame table:end-cell-address="Cover.C7" table:end-x="0.4709in" table:end-y="0.0744in" draw:z-index="0" draw:name="Graphics 1" draw:style-name="gr1" draw:text-style-name="P1" svg:width="2.7453in" svg:height="1.087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5"/>
          <table:table-cell table:style-name="ce69" table:number-columns-repeated="3"/>
          <table:table-cell table:number-columns-repeated="245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5"/>
          <table:table-cell table:style-name="ce69" table:number-columns-repeated="3"/>
          <table:table-cell table:number-columns-repeated="245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style-name="ce65"/>
          <table:table-cell table:style-name="ce69" table:number-columns-repeated="3"/>
          <table:table-cell table:number-columns-repeated="245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style-name="ce65"/>
          <table:table-cell table:style-name="ce69" table:number-columns-repeated="3"/>
          <table:table-cell table:number-columns-repeated="245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style-name="ce65"/>
          <table:table-cell table:style-name="ce69" table:number-columns-repeated="3"/>
          <table:table-cell table:number-columns-repeated="245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style-name="ce65"/>
          <table:table-cell table:style-name="ce69" table:number-columns-repeated="3"/>
          <table:table-cell table:number-columns-repeated="245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style-name="ce65"/>
          <table:table-cell table:style-name="ce69" table:number-columns-repeated="3"/>
          <table:table-cell table:number-columns-repeated="245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style-name="ce65"/>
          <table:table-cell table:style-name="ce69" table:number-columns-repeated="3"/>
          <table:table-cell table:number-columns-repeated="245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style-name="ce65"/>
          <table:table-cell table:style-name="ce69" table:number-columns-repeated="3"/>
          <table:table-cell table:number-columns-repeated="245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style-name="ce69" table:number-columns-repeated="3"/>
          <table:table-cell table:number-columns-repeated="245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style-name="ce65"/>
          <table:table-cell table:style-name="ce69" table:number-columns-repeated="3"/>
          <table:table-cell table:number-columns-repeated="245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4"/>
          <table:table-cell table:style-name="ce69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 table:style-name="ce81"/>
          <table:table-cell table:style-name="ce85"/>
          <table:table-cell table:style-name="ce88"/>
          <table:table-cell table:style-name="ce91" table:number-columns-repeated="2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 table:style-name="ce81"/>
          <table:table-cell table:style-name="ce85"/>
          <table:table-cell table:style-name="ce89"/>
          <table:table-cell table:style-name="ce91" table:number-columns-repeated="2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20" table:number-rows-repeated="2">
          <table:table-cell table:style-name="ce68"/>
          <table:table-cell table:style-name="ce76"/>
          <table:table-cell table:style-name="ce81"/>
          <table:table-cell table:style-name="ce85"/>
          <table:table-cell table:style-name="ce89"/>
          <table:table-cell table:style-name="ce91" table:number-columns-repeated="2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20">
          <table:table-cell table:style-name="ce68"/>
          <table:table-cell table:style-name="ce76"/>
          <table:table-cell table:style-name="ce81"/>
          <table:table-cell table:style-name="ce86"/>
          <table:table-cell table:style-name="ce89"/>
          <table:table-cell table:style-name="ce91" table:number-columns-repeated="2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 table:style-name="ce81"/>
          <table:table-cell table:style-name="ce85"/>
          <table:table-cell table:style-name="ce89"/>
          <table:table-cell table:style-name="ce91" table:number-columns-repeated="2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 table:style-name="ce81"/>
          <table:table-cell table:style-name="ce86"/>
          <table:table-cell table:style-name="ce89"/>
          <table:table-cell table:style-name="ce91" table:number-columns-repeated="2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style-name="ce77"/>
          <table:table-cell table:style-name="ce81"/>
          <table:table-cell table:style-name="ce65"/>
          <table:table-cell table:style-name="ce89"/>
          <table:table-cell table:style-name="ce91"/>
          <table:table-cell table:style-name="ce65" table:number-columns-repeated="2"/>
          <table:table-cell table:style-name="ce69" table:number-columns-repeated="3"/>
          <table:table-cell table:number-columns-repeated="245"/>
        </table:table-row>
        <table:table-row table:style-name="ro20" table:number-rows-repeated="5">
          <table:table-cell/>
          <table:table-cell table:style-name="ce77"/>
          <table:table-cell table:style-name="ce81"/>
          <table:table-cell table:style-name="ce87"/>
          <table:table-cell table:style-name="ce89"/>
          <table:table-cell table:style-name="ce91"/>
          <table:table-cell table:style-name="ce87" table:number-columns-repeated="2"/>
          <table:table-cell table:number-columns-repeated="248"/>
        </table:table-row>
        <table:table-row table:style-name="ro20" table:number-rows-repeated="9">
          <table:table-cell/>
          <table:table-cell table:style-name="ce77"/>
          <table:table-cell table:style-name="ce81"/>
          <table:table-cell table:style-name="ce87" table:number-columns-repeated="5"/>
          <table:table-cell table:number-columns-repeated="248"/>
        </table:table-row>
        <table:table-row table:style-name="ro19">
          <table:table-cell/>
          <table:table-cell table:style-name="ce77"/>
          <table:table-cell table:style-name="ce81"/>
          <table:table-cell table:style-name="ce87"/>
          <table:table-cell table:style-name="ce89"/>
          <table:table-cell table:style-name="ce87" table:number-columns-repeated="3"/>
          <table:table-cell table:number-columns-repeated="248"/>
        </table:table-row>
        <table:table-row table:style-name="ro21">
          <table:table-cell table:number-columns-repeated="256"/>
        </table:table-row>
        <table:table-row table:style-name="ro20" table:number-rows-repeated="1048527">
          <table:table-cell table:number-columns-repeated="256"/>
        </table:table-row>
        <table:table-row table:style-name="ro2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7" table:number-columns-repeated="243" table:default-cell-style-name="Default"/>
        <table:table-row table:style-name="ro22">
          <table:table-cell table:style-name="ce98"/>
          <table:table-cell table:style-name="ce102" office:value-type="string">
            <text:p>TEST CASES</text:p>
          </table:table-cell>
          <table:table-cell table:style-name="ce129"/>
          <table:table-cell table:style-name="ce103" table:number-columns-repeated="2"/>
          <table:table-cell table:style-name="ce128" table:number-columns-repeated="2"/>
          <table:table-cell table:style-name="ce103" table:number-columns-repeated="2"/>
          <table:table-cell table:style-name="ce170" office:value-type="string">
            <text:p>Passed</text:p>
          </table:table-cell>
          <table:table-cell table:style-name="ce170" table:formula="of:=COUNTIF([.K$7:.K$978];[.$J1])" office:value-type="float" office:value="21">
            <text:p>21</text:p>
          </table:table-cell>
          <table:table-cell table:style-name="ce170" table:formula="of:=COUNTIF([.L$7:.L$978];[.$J1])" office:value-type="float" office:value="21">
            <text:p>21</text:p>
          </table:table-cell>
          <table:table-cell table:style-name="ce170" table:formula="of:=COUNTIF([.M$7:.M$978];[.$J1])" office:value-type="float" office:value="0">
            <text:p>0</text:p>
          </table:table-cell>
          <table:table-cell table:style-name="ce170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98"/>
          <table:table-cell table:style-name="ce103"/>
          <table:table-cell table:style-name="ce130"/>
          <table:table-cell table:style-name="ce103" table:number-columns-repeated="2"/>
          <table:table-cell table:style-name="ce128" table:number-columns-repeated="2"/>
          <table:table-cell table:style-name="ce103" table:number-columns-repeated="2"/>
          <table:table-cell table:style-name="ce170" office:value-type="string">
            <text:p>Failed</text:p>
          </table:table-cell>
          <table:table-cell table:style-name="ce170" table:formula="of:=COUNTIF([.K$7:.K$978];[.$J2])" office:value-type="float" office:value="0">
            <text:p>0</text:p>
          </table:table-cell>
          <table:table-cell table:style-name="ce170" table:formula="of:=COUNTIF([.L$7:.L$978];[.$J2])" office:value-type="float" office:value="0">
            <text:p>0</text:p>
          </table:table-cell>
          <table:table-cell table:style-name="ce170" table:formula="of:=COUNTIF([.M$7:.M$978];[.$J2])" office:value-type="float" office:value="0">
            <text:p>0</text:p>
          </table:table-cell>
          <table:table-cell table:style-name="ce170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1" office:value-type="string" table:number-columns-spanned="3" table:number-rows-spanned="1">
            <text:p>SniffTest of ECMS </text:p>
          </table:table-cell>
          <table:covered-table-cell table:number-columns-repeated="2" table:style-name="ce128"/>
          <table:table-cell table:style-name="ce128" table:number-columns-repeated="2"/>
          <table:table-cell table:style-name="ce167"/>
          <table:table-cell table:style-name="ce128"/>
          <table:table-cell table:style-name="ce170" office:value-type="string">
            <text:p>Blocked</text:p>
          </table:table-cell>
          <table:table-cell table:style-name="ce170" table:formula="of:=COUNTIF([.K$7:.K$978];[.$J3])" office:value-type="float" office:value="1">
            <text:p>1</text:p>
          </table:table-cell>
          <table:table-cell table:style-name="ce170" table:formula="of:=COUNTIF([.L$7:.L$978];[.$J3])" office:value-type="float" office:value="1">
            <text:p>1</text:p>
          </table:table-cell>
          <table:table-cell table:style-name="ce170" table:formula="of:=COUNTIF([.M$7:.M$978];[.$J3])" office:value-type="float" office:value="0">
            <text:p>0</text:p>
          </table:table-cell>
          <table:table-cell table:style-name="ce170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8"/>
          <table:table-cell table:style-name="ce104" office:value-type="string">
            <text:p>Total main cases:</text:p>
          </table:table-cell>
          <table:table-cell table:style-name="ce131" table:formula="of:=MAX([.A7:.A968])" office:value-type="float" office:value="60" table:number-columns-spanned="3" table:number-rows-spanned="1">
            <text:p>60</text:p>
          </table:table-cell>
          <table:covered-table-cell table:number-columns-repeated="2" table:style-name="ce128"/>
          <table:table-cell table:style-name="ce128" table:number-columns-repeated="2"/>
          <table:table-cell table:style-name="ce167"/>
          <table:table-cell table:style-name="ce128"/>
          <table:table-cell table:style-name="ce171" office:value-type="string">
            <text:p>Untested</text:p>
          </table:table-cell>
          <table:table-cell table:style-name="ce170" table:formula="of:=COUNTIF([.K$7:.K$978];[.$J4])" office:value-type="float" office:value="0">
            <text:p>0</text:p>
          </table:table-cell>
          <table:table-cell table:style-name="ce170" table:formula="of:=COUNTIF([.L$7:.L$978];[.$J4])" office:value-type="float" office:value="0">
            <text:p>0</text:p>
          </table:table-cell>
          <table:table-cell table:style-name="ce170" table:formula="of:=COUNTIF([.M$7:.M$978];[.$J4])" office:value-type="float" office:value="0">
            <text:p>0</text:p>
          </table:table-cell>
          <table:table-cell table:style-name="ce170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98"/>
          <table:table-cell table:style-name="ce105"/>
          <table:table-cell table:style-name="ce132"/>
          <table:table-cell table:style-name="ce134" table:number-columns-repeated="6"/>
          <table:table-cell office:value-type="string">
            <text:p>N/A</text:p>
          </table:table-cell>
          <table:table-cell table:style-name="ce170" table:formula="of:=COUNTIF([.K$7:.K$978];[.$J5])" office:value-type="float" office:value="0">
            <text:p>0</text:p>
          </table:table-cell>
          <table:table-cell table:style-name="ce170" table:formula="of:=COUNTIF([.L$7:.L$978];[.$J5])" office:value-type="float" office:value="0">
            <text:p>0</text:p>
          </table:table-cell>
          <table:table-cell table:style-name="ce170" table:formula="of:=COUNTIF([.M$7:.M$978];[.$J5])" office:value-type="float" office:value="0">
            <text:p>0</text:p>
          </table:table-cell>
          <table:table-cell table:style-name="ce170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7</text:p>
          </table:table-cell>
          <table:table-cell table:style-name="ce106" office:value-type="string">
            <text:p>FireFox3.5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73" table:number-columns-repeated="241"/>
        </table:table-row>
        <table:table-row table:style-name="ro23">
          <table:table-cell table:style-name="ce100" office:value-type="float" office:value="1">
            <text:p>001</text:p>
          </table:table-cell>
          <table:table-cell table:style-name="ce127" office:value-type="string">
            <text:p>SNF_ECMS_WCM_SCV_01</text:p>
          </table:table-cell>
          <table:table-cell table:style-name="ce133" office:value-type="float" office:value="1">
            <text:p>001</text:p>
          </table:table-cell>
          <table:table-cell table:style-name="ce135" office:value-type="string">
            <text:p>ECMS\WCM\Single_Content_Viewer</text:p>
          </table:table-cell>
          <table:table-cell table:style-name="ce140" office:value-type="string">
            <text:p>Create/Edit Single Content Viewer page</text:p>
          </table:table-cell>
          <table:table-cell table:style-name="ce140" office:value-type="string">
            <text:p>Step 1: Create/Edit Single Content Viewer page</text:p>
          </table:table-cell>
          <table:table-cell table:style-name="ce140" office:value-type="string">
            <text:p><text:span text:style-name="T3">Create</text:span></text:p>
            <text:p>- Login acme by Admin/Web contributor</text:p>
            <text:p>- Choose <text:span text:style-name="T4">Site </text:span><text:span text:style-name="T4">Editor/A</text:span><text:span text:style-name="T4">dd new </text:span><text:span text:style-name="T4">page</text:span></text:p>
            <text:p><text:span text:style-name="T4">- </text:span><text:span text:style-name="T5">Drag </text:span><text:span text:style-name="T5">and drop </text:span><text:span text:style-name="T5">Content </text:span><text:span text:style-name="T5">Detail </text:span><text:span text:style-name="T5">portlet to </text:span><text:span text:style-name="T5">this site</text:span></text:p>
            <text:p><text:span text:style-name="T5">- Click </text:span><text:span text:style-name="T5">Edit icon </text:span><text:span text:style-name="T5">to edit </text:span><text:span text:style-name="T5">this </text:span><text:span text:style-name="T5">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table:style-name="ce140"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nh.ly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office:value-type="string">
            <text:p>what is single conten viewer portlet?</text:p>
          </table:table-cell>
          <table:table-cell table:number-columns-repeated="240"/>
        </table:table-row>
        <table:table-row table:style-name="ro24">
          <table:table-cell table:style-name="ce101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27" office:value-type="string">
            <text:p>SNF_ECMS_WCM_CLV_01</text:p>
          </table:table-cell>
          <table:table-cell table:style-name="ce133" office:value-type="float" office:value="1">
            <text:p>001</text:p>
          </table:table-cell>
          <table:table-cell table:style-name="ce135" office:value-type="string">
            <text:p>ECMS\WCM\Content_List_Viewer\Create_By_Folder</text:p>
          </table:table-cell>
          <table:table-cell table:style-name="ce140" office:value-type="string">
            <text:p>Create new Content List viewer page with mode “By Folder”</text:p>
          </table:table-cell>
          <table:table-cell table:style-name="ce140" office:value-type="string">
            <text:p>Step 1: Create new Content List viewer page with mode “By Folder”</text:p>
          </table:table-cell>
          <table:table-cell table:style-name="ce140" office:value-type="string">
            <text:p>- Login acme by admin/web contributor</text:p>
            <text:p>- Add some web contents in <text:span text:style-name="T6">Content </text:span><text:span text:style-name="T6">Explore</text:span><text:span text:style-name="T6">r/Sites </text:span><text:span text:style-name="T6">Manage</text:span><text:span text:style-name="T6">ment/ac</text:span><text:span text:style-name="T6">me/web </text:span><text:span text:style-name="T6">content</text:span><text:span text:style-name="T6">s (or </text:span><text:span text:style-name="T6">docume</text:span><text:span text:style-name="T6">nts)</text:span></text:p>
            <text:p>- Select <text:span text:style-name="T6">Site </text:span><text:span text:style-name="T6">editor/A</text:span><text:span text:style-name="T6">dd new </text:span><text:span text:style-name="T6">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</text:span><text:span text:style-name="T4">folder</text:span> option</text:p>
            <text:p>- Click [<text:span text:style-name="T4">Select </text:span><text:span text:style-name="T4">folder </text:span><text:span text:style-name="T4">path</text:span>] icon to select <text:span text:style-name="T4">web </text:span><text:span text:style-name="T4">content</text:span><text:span text:style-name="T4">s (or </text:span><text:span text:style-name="T4">docume</text:span><text:span text:style-name="T4">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table:style-name="ce140" office:value-type="string">
            <text:p>- All web contents/documents in selected folder are listed in Content List Viewer portlet in this page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nh.ly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4">
          <table:table-cell table:style-name="ce101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27" office:value-type="string">
            <text:p>SNF_ECMS_WCM_CLV_02</text:p>
          </table:table-cell>
          <table:table-cell table:style-name="ce133" office:value-type="float" office:value="1">
            <text:p>001</text:p>
          </table:table-cell>
          <table:table-cell table:style-name="ce135" office:value-type="string">
            <text:p>ECMS\WCM\Content_List_Viewer\Create_By_Contents</text:p>
          </table:table-cell>
          <table:table-cell table:style-name="ce140" office:value-type="string">
            <text:p>Create/Edit new Content List Viewer page with mode “By Contents”</text:p>
          </table:table-cell>
          <table:table-cell table:style-name="ce140" office:value-type="string">
            <text:p>Step 1: Create new Content List Viewer page with mode “By Contents”</text:p>
          </table:table-cell>
          <table:table-cell table:style-name="ce140" office:value-type="string">
            <text:p>- Login acme by admin/web contributor</text:p>
            <text:p>- Add some web contents in <text:span text:style-name="T6">Content</text:span><text:span text:style-name="T4"> </text:span><text:span text:style-name="T4">Explore</text:span><text:span text:style-name="T4">r/Sites </text:span><text:span text:style-name="T4">Manage</text:span><text:span text:style-name="T4">ment/ac</text:span><text:span text:style-name="T4">me/web </text:span><text:span text:style-name="T4">content</text:span><text:span text:style-name="T4">s (or </text:span><text:span text:style-name="T4">docume</text:span><text:span text:style-name="T4">nts)</text:span></text:p>
            <text:p><text:span text:style-name="T7">- Select </text:span><text:span text:style-name="T8">Site </text:span><text:span text:style-name="T8">editor/A</text:span><text:span text:style-name="T8">dd new </text:span><text:span text:style-name="T8">page</text:span><text:span text:style-name="T7"> to </text:span><text:span text:style-name="T7">create </text:span><text:span text:style-name="T7">new </text:span><text:span text:style-name="T7">page. </text:span></text:p>
            <text:p><text:span text:style-name="T7">- </text:span><text:span text:style-name="T7">Choose </text:span><text:span text:style-name="T7">a </text:span><text:span text:style-name="T7">Content </text:span><text:span text:style-name="T7">list </text:span><text:span text:style-name="T7">viewer </text:span><text:span text:style-name="T7">portlet </text:span><text:span text:style-name="T7">by drag </text:span><text:span text:style-name="T7">and drop </text:span><text:span text:style-name="T7">from </text:span><text:span text:style-name="T7">page </text:span><text:span text:style-name="T7">editor</text:span></text:p>
            <text:p><text:span text:style-name="T7">- Click </text:span><text:span text:style-name="T7">edit </text:span><text:span text:style-name="T7">portlet </text:span><text:span text:style-name="T7">icon of </text:span><text:span text:style-name="T7">this </text:span><text:span text:style-name="T7">Content </text:span><text:span text:style-name="T7">list </text:span><text:span text:style-name="T7">viewer </text:span><text:span text:style-name="T7">portlet</text:span></text:p>
            <text:p>- Choose <text:span text:style-name="T4">By </text:span><text:span text:style-name="T4">Content</text:span><text:span text:style-name="T4">s</text:span> option</text:p>
            <text:p>- Click [<text:span text:style-name="T4">Select </text:span><text:span text:style-name="T4">folder </text:span><text:span text:style-name="T4">path</text:span>] icon to some web contents/documents that you want to view</text:p>
            <text:p>- Click [<text:span text:style-name="T6">Save</text:span>] button in <text:span text:style-name="T5">Multiple </text:span><text:span text:style-name="T5">content </text:span><text:span text:style-name="T5">selector</text:span> panel</text:p>
            <text:p>- Click [<text:span text:style-name="T4">Save</text:span>] button in Content list viewer configuration form</text:p>
          </table:table-cell>
          <table:table-cell table:style-name="ce140" office:value-type="string">
            <text:p>All selected web content/documents are displayed as list in List Content Viewer page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nh.ly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5">
          <table:table-cell table:style-name="ce101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27" office:value-type="string">
            <text:p>SNF_ECMS_WCM_ECL_01</text:p>
          </table:table-cell>
          <table:table-cell table:style-name="ce133" office:value-type="float" office:value="1">
            <text:p>001</text:p>
          </table:table-cell>
          <table:table-cell table:style-name="ce135" office:value-type="string">
            <text:p>ECMS\WCM\Edit_CLV</text:p>
          </table:table-cell>
          <table:table-cell table:style-name="ce140" office:value-type="string">
            <text:p>Edit Content List Viewer (Documents, Last news …)</text:p>
          </table:table-cell>
          <table:table-cell table:style-name="ce140" office:value-type="string">
            <text:p>Step 1: Edit Content List Viewer (Documents, Last news …)</text:p>
          </table:table-cell>
          <table:table-cell table:style-name="ce140" office:value-type="string">
            <text:p>- Login acme by administrator successfully</text:p>
            <text:p>- Open <text:span text:style-name="T6">Overvie</text:span><text:span text:style-name="T6">w</text:span> page</text:p>
            <text:p>- Open edit mode then click <text:span text:style-name="T6">Prefere</text:span><text:span text:style-name="T6">nce</text:span> icon of any CLV </text:p>
            <text:p>- Change properties in CLV configuration form</text:p>
            <text:p>- Click [<text:span text:style-name="T4">Save</text:span>] button</text:p>
          </table:table-cell>
          <table:table-cell table:style-name="ce140" office:value-type="string">
            <text:p>Content list viewer is updated and displayed with new properties</text:p>
          </table:table-cell>
          <table:table-cell table:style-name="ce169" office:value-type="string">
            <text:p>Medium</text:p>
          </table:table-cell>
          <table:table-cell table:style-name="ce134" office:value-type="string">
            <text:p>hanh.ly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5">
          <table:table-cell table:style-name="ce101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27" office:value-type="string">
            <text:p>SNF_ECMS_WCM_SCD_01</text:p>
          </table:table-cell>
          <table:table-cell table:style-name="ce133" office:value-type="float" office:value="1">
            <text:p>001</text:p>
          </table:table-cell>
          <table:table-cell table:style-name="ce135" office:value-type="string">
            <text:p>ECMS\WCM\Search</text:p>
          </table:table-cell>
          <table:table-cell table:style-name="ce140" office:value-type="string">
            <text:p>Search content of document/page </text:p>
          </table:table-cell>
          <table:table-cell table:style-name="ce140" office:value-type="string">
            <text:p>Step 1: Search content of document/page </text:p>
          </table:table-cell>
          <table:table-cell table:style-name="ce140"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table:style-name="ce140"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nh.ly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6">
          <table:table-cell table:style-name="ce101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27" office:value-type="string">
            <text:p>SNF_ECMS_WCM_DPC_01</text:p>
          </table:table-cell>
          <table:table-cell table:style-name="ce133" office:value-type="float" office:value="1">
            <text:p>001</text:p>
          </table:table-cell>
          <table:table-cell table:style-name="ce135" office:value-type="string">
            <text:p>ECMS\WCM\UnPublication</text:p>
          </table:table-cell>
          <table:table-cell table:style-name="ce141" office:value-type="string">
            <text:p>Show draft/public content from page</text:p>
          </table:table-cell>
          <table:table-cell table:style-name="ce141" office:value-type="string">
            <text:p>Step 1: Show draft /public content from page</text:p>
          </table:table-cell>
          <table:table-cell table:style-name="ce140" office:value-type="string">
            <text:p>- Login acme by Admin/web contributor</text:p>
            <text:p>- Choose <text:s/><text:span text:style-name="T6">Content</text:span> <text:span text:style-name="T6">E</text:span><text:span text:style-name="T4">xplore</text:span><text:span text:style-name="T4">r/Sites </text:span><text:span text:style-name="T4">Manage</text:span><text:span text:style-name="T4">ment/ac</text:span><text:span text:style-name="T4">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</text:span><text:span text:style-name="T4">r/Sites </text:span><text:span text:style-name="T4">Manage</text:span><text:span text:style-name="T4">ment/ac</text:span><text:span text:style-name="T4">me</text:span></text:p>
            <text:p><text:span text:style-name="T9">- Select </text:span><text:span text:style-name="T9">the </text:span><text:span text:style-name="T9">docume</text:span><text:span text:style-name="T9">nt above</text:span></text:p>
            <text:p><text:span text:style-name="T9">- Click </text:span><text:span text:style-name="T10">Publicat</text:span><text:span text:style-name="T10">ions</text:span><text:span text:style-name="T9"> in </text:span><text:span text:style-name="T9">Action </text:span><text:span text:style-name="T9">bar</text:span></text:p>
            <text:p>- Choose <text:span text:style-name="T6">Publish</text:span><text:span text:style-name="T4"> </text:span><text:span text:style-name="T5">status.</text:span></text:p>
            <text:p><text:span text:style-name="T5">- Go to </text:span><text:span text:style-name="T5">page </text:span><text:span text:style-name="T5">contains </text:span><text:span text:style-name="T5">docume</text:span><text:span text:style-name="T5">nt/web </text:span><text:span text:style-name="T5">content </text:span><text:span text:style-name="T5">above</text:span></text:p>
            <text:p>- Change to Public mode</text:p>
          </table:table-cell>
          <table:table-cell table:style-name="ce140"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nh.ly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7">
          <table:table-cell table:style-name="ce101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27" office:value-type="string">
            <text:p>SNF_ECMS_WCM_NEL_01</text:p>
          </table:table-cell>
          <table:table-cell table:style-name="ce133" office:value-type="float" office:value="1">
            <text:p>001</text:p>
          </table:table-cell>
          <table:table-cell table:style-name="ce135" office:value-type="string">
            <text:p>ECMS\WCM\Newsletter_Manager\Category</text:p>
          </table:table-cell>
          <table:table-cell table:style-name="ce140" office:value-type="string">
            <text:p>Create/edit/delete a category</text:p>
          </table:table-cell>
          <table:table-cell table:style-name="ce140" office:value-type="string">
            <text:p>Step 1: Create/edit/delete a category</text:p>
          </table:table-cell>
          <table:table-cell table:style-name="ce140" office:value-type="string">
            <text:p>- Login acme by Admin <text:s/></text:p>
            <text:p>- Choose <text:span text:style-name="T4">Groups/</text:span><text:span text:style-name="T4">Newslet</text:span><text:span text:style-name="T4">ter </text:span></text:p>
            <text:p><text:span text:style-name="T11">Add </text:span><text:span text:style-name="T11">categor</text:span><text:span text:style-name="T9">y</text:span><text:span text:style-name="T9">:</text:span></text:p>
            <text:p>- Click [<text:span text:style-name="T4">New </text:span><text:span text:style-name="T4">Categor</text:span><text:span text:style-name="T4">y</text:span>] action</text:p>
            <text:p>- Input Name, Title and assign moderators for this Category</text:p>
            <text:p>- Click [<text:span text:style-name="T4">Save</text:span>] button</text:p>
            <text:p><text:span text:style-name="T12">Edit </text:span><text:span text:style-name="T12">category</text:span>:</text:p>
            <text:p>- select added category <text:s/>by click on category's title</text:p>
            <text:p>- Click [<text:span text:style-name="T4">Admini</text:span><text:span text:style-name="T4">stration</text:span>] button then select [<text:span text:style-name="T4">Edit </text:span><text:span text:style-name="T4">Categor</text:span><text:span text:style-name="T4">y</text:span>] action</text:p>
            <text:p>- Make changes and save</text:p>
            <text:p><text:span text:style-name="T12">Delete </text:span><text:span text:style-name="T12">category</text:span>:</text:p>
            <text:p>- Click [<text:span text:style-name="T4">Admini</text:span><text:span text:style-name="T4">stration</text:span>] button then select [<text:span text:style-name="T4">Delete </text:span><text:span text:style-name="T4">Categor</text:span><text:span text:style-name="T4">y</text:span>] action</text:p>
          </table:table-cell>
          <table:table-cell table:style-name="ce140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nh.ly</text:p>
          </table:table-cell>
          <table:table-cell table:number-columns-repeated="2" table:style-name="ce134" office:value-type="string">
            <text:p>Blocked</text:p>
          </table:table-cell>
          <table:table-cell table:style-name="ce134" office:value-type="string">
            <text:p>SPUB-19191</text:p>
          </table:table-cell>
          <table:table-cell table:style-name="ce134"/>
          <table:table-cell table:number-columns-repeated="241"/>
        </table:table-row>
        <table:table-row table:style-name="ro28">
          <table:table-cell table:style-name="ce101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27" office:value-type="string">
            <text:p>SNF_ECMS_WCM_NEL_02</text:p>
          </table:table-cell>
          <table:table-cell table:style-name="ce133" office:value-type="float" office:value="1">
            <text:p>001</text:p>
          </table:table-cell>
          <table:table-cell table:style-name="ce135" office:value-type="string">
            <text:p>ECMS\WCM\Newsletter_Manager\Subscription</text:p>
          </table:table-cell>
          <table:table-cell table:style-name="ce140" office:value-type="string">
            <text:p>Create/Edit/Delete a subscription</text:p>
          </table:table-cell>
          <table:table-cell table:style-name="ce140" office:value-type="string">
            <text:p>Step 1: Create/Edit/Delete a subscription</text:p>
          </table:table-cell>
          <table:table-cell table:style-name="ce140" office:value-type="string">
            <text:p>- Login acme by Admin <text:s/></text:p>
            <text:p>- Choose <text:span text:style-name="T4">Groups/</text:span><text:span text:style-name="T4">Newslet</text:span><text:span text:style-name="T4">ter </text:span></text:p>
            <text:p><text:span text:style-name="T11">Add </text:span><text:span text:style-name="T11">Subscrip</text:span><text:span text:style-name="T11">tion</text:span><text:span text:style-name="T4">:</text:span></text:p>
            <text:p>- Click [<text:span text:style-name="T4">New </text:span><text:span text:style-name="T4">Subscri</text:span><text:span text:style-name="T4">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</text:span><text:span text:style-name="T12">Subscrip</text:span><text:span text:style-name="T12">tion</text:span>:</text:p>
            <text:p>- Select category that contains subscription</text:p>
            <text:p>- Select a subscription by ticking on check box</text:p>
            <text:p>- Click [<text:span text:style-name="T4">Admini</text:span><text:span text:style-name="T4">stration</text:span>] button then select [<text:span text:style-name="T4">Edit</text:span>] action</text:p>
            <text:p>- Make changes and save</text:p>
            <text:p><text:span text:style-name="T12">Delete </text:span><text:span text:style-name="T12">Subscrip</text:span><text:span text:style-name="T12">tion</text:span>:</text:p>
            <text:p>- select a subscription by ticking on check box</text:p>
            <text:p>- Click [<text:span text:style-name="T4">Admini</text:span><text:span text:style-name="T4">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table:style-name="ce140"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nh.ly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9">
          <table:table-cell table:style-name="ce101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27" office:value-type="string">
            <text:p>SNF_ECMS_WCM_NEL_03</text:p>
          </table:table-cell>
          <table:table-cell table:style-name="ce133" office:value-type="float" office:value="1">
            <text:p>001</text:p>
          </table:table-cell>
          <table:table-cell table:style-name="ce135" office:value-type="string">
            <text:p>ECMS\WCM\Newsletter_Manager\Letter</text:p>
          </table:table-cell>
          <table:table-cell table:style-name="ce140" office:value-type="string">
            <text:p>Create/Edit/Delete/Convert a letter</text:p>
          </table:table-cell>
          <table:table-cell table:style-name="ce140" office:value-type="string">
            <text:p>Step 1: Create/Edit/Delete/Convert a letter</text:p>
          </table:table-cell>
          <table:table-cell table:style-name="ce140" office:value-type="string">
            <text:p>- Login acme by Admin/<text:a xlink:href="#Moderator">Moderator</text:a>/<text:a xlink:href="#Redactor">Redactor</text:a></text:p>
            <text:p>- Choose <text:span text:style-name="T4">Groups/</text:span><text:span text:style-name="T4">Newslet</text:span><text:span text:style-name="T4">ter </text:span></text:p>
            <text:p><text:span text:style-name="T11">Create </text:span><text:span text:style-name="T11">letter</text:span></text:p>
            <text:p>- Click [<text:span text:style-name="T6">New </text:span><text:span text:style-name="T6">Letter</text:span>] action </text:p>
            <text:p>- Select Send date </text:p>
            <text:p>- Select a category and a subscription if need.</text:p>
            <text:p>- Click [<text:span text:style-name="T6">Update </text:span><text:span text:style-name="T6">Sending </text:span><text:span text:style-name="T6">Paramet</text:span><text:span text:style-name="T6">ers</text:span>] button to set the time</text:p>
            <text:p>- Input content for this letter</text:p>
            <text:p>- Click on <text:span text:style-name="T6">[Save]</text:span> button</text:p>
            <text:p><text:span text:style-name="T12">Edit </text:span><text:span text:style-name="T12">letter</text:span></text:p>
            <text:p><text:span text:style-name="T13">- Select </text:span><text:span text:style-name="T13">a letter </text:span><text:span text:style-name="T13">by </text:span><text:span text:style-name="T13">ticking </text:span><text:span text:style-name="T13">on check </text:span><text:span text:style-name="T13">box </text:span></text:p>
            <text:p><text:span text:style-name="T14">- Click </text:span><text:span text:style-name="T14">[</text:span><text:span text:style-name="T15">Admini</text:span><text:span text:style-name="T15">stration</text:span><text:span text:style-name="T14">] </text:span><text:span text:style-name="T14">button </text:span><text:span text:style-name="T14">then </text:span><text:span text:style-name="T14">select </text:span><text:span text:style-name="T14">[</text:span><text:span text:style-name="T15">Edit</text:span><text:span text:style-name="T14">] </text:span><text:span text:style-name="T14">action</text:span></text:p>
            <text:p><text:span text:style-name="T14">- Select </text:span><text:span text:style-name="T14">Send </text:span><text:span text:style-name="T14">date</text:span></text:p>
            <text:p><text:span text:style-name="T14">- Click </text:span><text:span text:style-name="T14">[</text:span><text:span text:style-name="T16">Update </text:span><text:span text:style-name="T16">Sending </text:span><text:span text:style-name="T16">Paramet</text:span><text:span text:style-name="T16">ers</text:span><text:span text:style-name="T14">] </text:span><text:span text:style-name="T14">button to </text:span><text:span text:style-name="T14">set the </text:span><text:span text:style-name="T14">time</text:span></text:p>
            <text:p><text:span text:style-name="T7">- Make </text:span><text:span text:style-name="T7">changes </text:span><text:span text:style-name="T7">and </text:span><text:span text:style-name="T7">save</text:span></text:p>
            <text:p><text:span text:style-name="T17">Delete </text:span><text:span text:style-name="T17">letter</text:span></text:p>
            <text:p><text:span text:style-name="T7">- Select </text:span><text:span text:style-name="T7">a letter </text:span><text:span text:style-name="T7">by </text:span><text:span text:style-name="T7">ticking </text:span><text:span text:style-name="T7">on check </text:span><text:span text:style-name="T7">box</text:span></text:p>
            <text:p><text:span text:style-name="T7">- Click </text:span><text:span text:style-name="T7">[</text:span><text:span text:style-name="T18">Admini</text:span><text:span text:style-name="T18">stration</text:span><text:span text:style-name="T7">] </text:span><text:span text:style-name="T7">button </text:span><text:span text:style-name="T7">then </text:span><text:span text:style-name="T7">select </text:span><text:span text:style-name="T7">[</text:span><text:span text:style-name="T18">Delete</text:span><text:span text:style-name="T7">] </text:span><text:span text:style-name="T7">action</text:span></text:p>
            <text:p><text:span text:style-name="T7">- Click </text:span><text:span text:style-name="T7">[</text:span><text:span text:style-name="T18">OK</text:span><text:span text:style-name="T7">] </text:span><text:span text:style-name="T7">button in </text:span><text:span text:style-name="T7">the </text:span><text:span text:style-name="T7">confirma</text:span><text:span text:style-name="T7">tion </text:span><text:span text:style-name="T7">dialog</text:span></text:p>
            <text:p><text:span text:style-name="T11">Convert </text:span><text:span text:style-name="T11">letter</text:span></text:p>
            <text:p><text:span text:style-name="T13">- Select </text:span><text:span text:style-name="T13">a letter </text:span><text:span text:style-name="T13">by </text:span><text:span text:style-name="T13">ticking </text:span><text:span text:style-name="T13">on check </text:span><text:span text:style-name="T13">box</text:span></text:p>
            <text:p><text:span text:style-name="T13">- </text:span><text:span text:style-name="T14">Click </text:span><text:span text:style-name="T14">[</text:span><text:span text:style-name="T15">Admini</text:span><text:span text:style-name="T15">stration</text:span><text:span text:style-name="T14">] </text:span><text:span text:style-name="T14">button </text:span><text:span text:style-name="T14">then </text:span><text:span text:style-name="T14">select </text:span><text:span text:style-name="T14">[</text:span><text:span text:style-name="T15">Conver</text:span><text:span text:style-name="T15">t as </text:span><text:span text:style-name="T15">Templat</text:span><text:span text:style-name="T15">e</text:span><text:span text:style-name="T14">] action</text:span></text:p>
          </table:table-cell>
          <table:table-cell table:style-name="ce140"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nh.ly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30">
          <table:table-cell table:style-name="ce101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27" office:value-type="string">
            <text:p>SNF_ECMS_WCM_NEL_04</text:p>
          </table:table-cell>
          <table:table-cell table:style-name="ce133" office:value-type="float" office:value="1">
            <text:p>001</text:p>
          </table:table-cell>
          <table:table-cell table:style-name="ce135" office:value-type="string">
            <text:p>ECMS\WCM\Newsletter_Manager\Subscribe_Letter</text:p>
          </table:table-cell>
          <table:table-cell table:style-name="ce140" office:value-type="string">
            <text:p>Subscribe newsletter</text:p>
          </table:table-cell>
          <table:table-cell table:style-name="ce140" office:value-type="string">
            <text:p>Step 1: Subscribe newsletter</text:p>
          </table:table-cell>
          <table:table-cell table:style-name="ce140" office:value-type="string">
            <text:p>- Login acme </text:p>
            <text:p>- Select <text:span text:style-name="T6">Site/ac</text:span><text:span text:style-name="T6">me/New</text:span><text:span text:style-name="T6">sletters</text:span> page on the navigation bar</text:p>
            <text:p>- Put your email address</text:p>
            <text:p>- Tick on at least one subscription </text:p>
            <text:p>- Click [<text:span text:style-name="T4">Subscri</text:span><text:span text:style-name="T4">be</text:span>] button</text:p>
          </table:table-cell>
          <table:table-cell table:style-name="ce140" office:value-type="string">
            <text:p><text:span text:style-name="T32">- After </text:span><text:span text:style-name="T32">subscribi</text:span><text:span text:style-name="T32">ng news </text:span><text:span text:style-name="T32">letter. </text:span><text:span text:style-name="T32">The </text:span><text:span text:style-name="T32">confirma</text:span><text:span text:style-name="T32">tion </text:span><text:span text:style-name="T32">letter <text:s/>is </text:span><text:span text:style-name="T32">sent to </text:span><text:span text:style-name="T32">the </text:span><text:span text:style-name="T32">inputed </text:span><text:span text:style-name="T32">email </text:span><text:span text:style-name="T32">address. </text:span><text:span text:style-name="T32">If he </text:span><text:span text:style-name="T32">does not </text:span><text:span text:style-name="T32">confirm </text:span><text:span text:style-name="T32">this </text:span><text:span text:style-name="T32">letter, he </text:span><text:span text:style-name="T32">cannot </text:span><text:span text:style-name="T32">receive </text:span><text:span text:style-name="T32">any </text:span><text:span text:style-name="T32">letter </text:span><text:span text:style-name="T32">which </text:span><text:span text:style-name="T32">has the </text:span><text:span text:style-name="T32">subscript</text:span><text:span text:style-name="T32">ion </text:span><text:span text:style-name="T32">subscrib</text:span><text:span text:style-name="T32">ed </text:span><text:span text:style-name="T32">before. </text:span></text:p>
            <text:p><text:span text:style-name="T32">Just </text:span><text:span text:style-name="T32">open </text:span><text:span text:style-name="T32">email </text:span><text:span text:style-name="T32">and click </text:span><text:span text:style-name="T32">“here” </text:span><text:span text:style-name="T32">link in </text:span><text:span text:style-name="T32">the </text:span><text:span text:style-name="T32">confirma</text:span><text:span text:style-name="T32">tion </text:span><text:span text:style-name="T32">letter to </text:span><text:span text:style-name="T32">finish </text:span><text:span text:style-name="T32">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nh.ly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4">
          <table:table-cell table:style-name="ce101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27" office:value-type="string">
            <text:p>SNF_ECMS_WCM_FGR_01</text:p>
          </table:table-cell>
          <table:table-cell table:style-name="ce133" office:value-type="float" office:value="1">
            <text:p>001</text:p>
          </table:table-cell>
          <table:table-cell table:style-name="ce135" office:value-type="string">
            <text:p>ECMS\WCM\Form_Generator</text:p>
          </table:table-cell>
          <table:table-cell table:style-name="ce140" office:value-type="string">
            <text:p>Create new node type and dialog form for it</text:p>
          </table:table-cell>
          <table:table-cell table:style-name="ce140" office:value-type="string">
            <text:p>Step 1: Create new node type and dialog form for it</text:p>
          </table:table-cell>
          <table:table-cell table:style-name="ce140" office:value-type="string">
            <office:annotation draw:style-name="gr2" draw:text-style-name="P2" svg:width="1.1413in" svg:height="0.3902in" svg:x="11.6839in" svg:y="21.8335in" draw:caption-point-x="-0.2402in" draw:caption-point-y="0.5945in">
              <dc:date>2012-07-06T00:00:00</dc:date>
              <text:p text:style-name="P2">Groups/Form Builders</text:p>
            </office:annotation>
            <text:p>- Login acme by admin <text:s text:c="3"/></text:p>
            <text:p>- Select <text:span text:style-name="T6">Groups/</text:span><text:span text:style-name="T6">Form </text:span><text:span text:style-name="T6">Generat</text:span><text:span text:style-name="T6">or</text:span></text:p>
            <text:p>- Put value in General tab</text:p>
            <text:p>- Next to <text:span text:style-name="T6">Form </text:span><text:span text:style-name="T6">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</text:span><text:span text:style-name="T6">Close</text:span></text:p>
          </table:table-cell>
          <table:table-cell table:style-name="ce140"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nh.ly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31">
          <table:table-cell table:style-name="ce101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27" office:value-type="string">
            <text:p>SNF_ECMS_WCM_NEW_01</text:p>
          </table:table-cell>
          <table:table-cell table:style-name="ce133" office:value-type="float" office:value="1">
            <text:p>001</text:p>
          </table:table-cell>
          <table:table-cell table:style-name="ce135" office:value-type="string">
            <text:p>ECMS\WCM\News </text:p>
          </table:table-cell>
          <table:table-cell table:style-name="ce140" office:value-type="string">
            <text:p>Show categories and documents </text:p>
          </table:table-cell>
          <table:table-cell table:style-name="ce140" office:value-type="string">
            <text:p>Step 1: Show categories and documents </text:p>
          </table:table-cell>
          <table:table-cell table:style-name="ce140" office:value-type="string">
            <text:p>- Login acme by admin (root) or web contributor</text:p>
            <text:p>- Select <text:span text:style-name="T6">Groups/</text:span><text:span text:style-name="T6">Content </text:span><text:span text:style-name="T6">Explore</text:span><text:span text:style-name="T6">r</text:span></text:p>
            <text:p><text:span text:style-name="T9">- Select </text:span><text:span text:style-name="T9">drive </text:span><text:span text:style-name="T6">acme</text:span></text:p>
            <text:p>- Add new some web contents/documents in some categories. </text:p>
            <text:p>- Choose <text:span text:style-name="T6">Site/ac</text:span><text:span text:style-name="T6">me/New</text:span><text:span text:style-name="T6">s</text:span> page</text:p>
            <text:p>- Select a category at left pane</text:p>
          </table:table-cell>
          <table:table-cell table:style-name="ce140" office:value-type="string">
            <text:p>- Documents/web contents in the selected category are displayed in <text:span text:style-name="T6">Paramet</text:span><text:span text:style-name="T6">erized </text:span><text:span text:style-name="T6">content </text:span><text:span text:style-name="T6">list </text:span><text:span text:style-name="T6">viewer</text:span> portlet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nh.ly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33">
          <table:table-cell table:style-name="ce101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27" office:value-type="string">
            <text:p>SNF_ECMS_WCM_FCK_01</text:p>
          </table:table-cell>
          <table:table-cell table:style-name="ce133" office:value-type="float" office:value="1">
            <text:p>001</text:p>
          </table:table-cell>
          <table:table-cell table:style-name="ce135" office:value-type="string">
            <text:p>ECMS\WCM\FCK_Editor</text:p>
          </table:table-cell>
          <table:table-cell table:style-name="ce140" office:value-type="string">
            <text:p>Insert documents/medias in a web content by FCK Content Selector</text:p>
          </table:table-cell>
          <table:table-cell table:style-name="ce140" office:value-type="string">
            <text:p>Step 1: Insert documents/medias in a web content by FCK Content Selector</text:p>
          </table:table-cell>
          <table:table-cell table:style-name="ce140" office:value-type="string">
            <text:p>- Login acme by Admin</text:p>
            <text:p>- Select <text:span text:style-name="T6">Content </text:span><text:span text:style-name="T6">Explore</text:span><text:span text:style-name="T6">r</text:span></text:p>
            <text:p>- Click <text:span text:style-name="T6">New </text:span><text:span text:style-name="T6">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</text:span><text:span text:style-name="T6">Save &amp; </text:span><text:span text:style-name="T6">Close</text:span> to switch to View mode</text:p>
            <text:p/>
          </table:table-cell>
          <table:table-cell table:style-name="ce140" office:value-type="string">
            <text:p>The selected content/media is inserted to Main Content as a link. In view mode, user can click this link to view/download file. </text:p>
          </table:table-cell>
          <table:table-cell table:style-name="ce140" office:value-type="string">
            <text:p>Medium</text:p>
          </table:table-cell>
          <table:table-cell table:style-name="ce134" office:value-type="string">
            <text:p>hanh.ly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33">
          <table:table-cell table:style-name="ce101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27" office:value-type="string">
            <text:p>SNF_ECMS_DMS_CFD_01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Create\Folder\Content_Folder</text:p>
          </table:table-cell>
          <table:table-cell table:style-name="ce142" office:value-type="string">
            <text:p>Create/delete Content folder</text:p>
          </table:table-cell>
          <table:table-cell table:style-name="ce142" office:value-type="string">
            <text:p>Step 1: Create/delete Content folder</text:p>
          </table:table-cell>
          <table:table-cell table:style-name="ce153" office:value-type="string">
            <text:p><text:span text:style-name="T6">Create </text:span><text:span text:style-name="T6">folder</text:span></text:p>
            <text:p><text:span text:style-name="T5">- Click </text:span><text:span text:style-name="T5">on </text:span><text:span text:style-name="T6">New </text:span><text:span text:style-name="T6">Folder</text:span><text:span text:style-name="T5"> </text:span><text:span text:style-name="T5">icon in </text:span><text:span text:style-name="T5">action </text:span><text:span text:style-name="T5">bar or </text:span><text:span text:style-name="T5">right </text:span><text:span text:style-name="T5">click on </text:span><text:span text:style-name="T5">the main </text:span><text:span text:style-name="T5">pane</text:span></text:p>
            <text:p><text:span text:style-name="T5">- Select </text:span><text:span text:style-name="T5">type: </text:span><text:span text:style-name="T5">Content </text:span><text:span text:style-name="T5">folder</text:span></text:p>
            <text:p><text:span text:style-name="T5">- Put </text:span><text:span text:style-name="T5">name for </text:span><text:span text:style-name="T5">folder</text:span></text:p>
            <text:p><text:span text:style-name="T5">- Click </text:span><text:span text:style-name="T6">Save</text:span></text:p>
            <text:p><text:span text:style-name="T6">Delete </text:span><text:span text:style-name="T6">Folder</text:span></text:p>
            <text:p><text:span text:style-name="T6">- </text:span><text:span text:style-name="T9">Right </text:span><text:span text:style-name="T9">click on </text:span><text:span text:style-name="T9">a folder </text:span><text:span text:style-name="T9">and </text:span><text:span text:style-name="T9">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154" office:value-type="string">
            <text:p>- Folder is created</text:p>
            <text:p>- Folder is deleted</text:p>
          </table:table-cell>
          <table:table-cell table:style-name="ce166" office:value-type="string">
            <text:p>High</text:p>
          </table:table-cell>
          <table:table-cell table:style-name="ce172" office:value-type="string">
            <text:p>hanh.ly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4">
          <table:table-cell table:style-name="ce101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27" office:value-type="string">
            <text:p>SNF_ECMS_DMS_DOC_01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Create\Document\Article</text:p>
          </table:table-cell>
          <table:table-cell table:style-name="ce142" office:value-type="string">
            <text:p>Create/edit/delete <text:s/>Article document</text:p>
          </table:table-cell>
          <table:table-cell table:style-name="ce142" office:value-type="string">
            <text:p>Step 1: Create/edit/delete <text:s/>Article document</text:p>
          </table:table-cell>
          <table:table-cell table:style-name="ce154" office:value-type="string">
            <text:p><text:span text:style-name="T6">Create </text:span><text:span text:style-name="T6">docume</text:span><text:span text:style-name="T6">nt</text:span></text:p>
            <text:p><text:span text:style-name="T5">- Click </text:span><text:span text:style-name="T5">on </text:span><text:span text:style-name="T6">New </text:span><text:span text:style-name="T6">Content</text:span><text:span text:style-name="T5"> </text:span><text:span text:style-name="T5">icon in </text:span><text:span text:style-name="T5">action </text:span><text:span text:style-name="T5">bar or </text:span><text:span text:style-name="T5">right </text:span><text:span text:style-name="T5">click on </text:span><text:span text:style-name="T5">the main </text:span><text:span text:style-name="T5">pane</text:span></text:p>
            <text:p><text:span text:style-name="T5">- Select </text:span><text:span text:style-name="T5">type of </text:span><text:span text:style-name="T5">docume</text:span><text:span text:style-name="T5">nt : </text:span><text:span text:style-name="T5">Article</text:span></text:p>
            <text:p><text:span text:style-name="T5">- Put </text:span><text:span text:style-name="T5">name for </text:span><text:span text:style-name="T5">docume</text:span><text:span text:style-name="T5">nt and </text:span><text:span text:style-name="T5">other </text:span><text:span text:style-name="T5">required </text:span><text:span text:style-name="T5">fields</text:span></text:p>
            <text:p><text:span text:style-name="T19">- Click </text:span><text:span text:style-name="T20">Save &amp; </text:span><text:span text:style-name="T20">Close </text:span></text:p>
            <text:p><text:span text:style-name="T6">Edit </text:span><text:span text:style-name="T6">Docume</text:span><text:span text:style-name="T6">nt</text:span></text:p>
            <text:p><text:span text:style-name="T5">- Open </text:span><text:span text:style-name="T5">the </text:span><text:span text:style-name="T5">docume</text:span><text:span text:style-name="T5">nt</text:span></text:p>
            <text:p><text:span text:style-name="T5">- Click </text:span><text:span text:style-name="T6">Edit</text:span><text:span text:style-name="T5"> on </text:span><text:span text:style-name="T5">action </text:span><text:span text:style-name="T5">bar, </text:span><text:span text:style-name="T5">perform </text:span><text:span text:style-name="T5">to edit it</text:span></text:p>
            <text:p><text:span text:style-name="T5">- Click </text:span><text:span text:style-name="T9">Save &amp; </text:span><text:span text:style-name="T9">Close </text:span></text:p>
            <text:p><text:span text:style-name="T6">Delete </text:span><text:span text:style-name="T6">Docume</text:span><text:span text:style-name="T6">nt</text:span></text:p>
            <text:p><text:span text:style-name="T5">- Right </text:span><text:span text:style-name="T5">click on </text:span><text:span text:style-name="T5">docume</text:span><text:span text:style-name="T5">nt, and </text:span><text:span text:style-name="T5">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154" office:value-type="string">
            <text:p>Article is Created/Edited/Deleted successfully</text:p>
          </table:table-cell>
          <table:table-cell table:style-name="ce166" office:value-type="string">
            <text:p>High</text:p>
          </table:table-cell>
          <table:table-cell table:style-name="ce172" office:value-type="string">
            <text:p>hanh.ly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4">
          <table:table-cell table:style-name="ce101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27" office:value-type="string">
            <text:p>SNF_ECMS_DMS_DOC_02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Create\Document\File</text:p>
          </table:table-cell>
          <table:table-cell table:style-name="ce142" office:value-type="string">
            <text:p>Create/edit/delete <text:s/>File document</text:p>
          </table:table-cell>
          <table:table-cell table:style-name="ce142" office:value-type="string">
            <text:p>Step 1: Create/edit/delete <text:s/>File document</text:p>
          </table:table-cell>
          <table:table-cell table:style-name="ce154" office:value-type="string">
            <text:p><text:span text:style-name="T6">Create </text:span><text:span text:style-name="T6">docume</text:span><text:span text:style-name="T6">nt</text:span></text:p>
            <text:p>- Click on<text:span text:style-name="T6"> New </text:span><text:span text:style-name="T6">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</text:span><text:span text:style-name="T9">Close</text:span><text:span text:style-name="T6"> </text:span></text:p>
            <text:p><text:span text:style-name="T6">Edit </text:span><text:span text:style-name="T6">Docume</text:span><text:span text:style-name="T6">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</text:span><text:span text:style-name="T6">Docume</text:span><text:span text:style-name="T6">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154" office:value-type="string">
            <text:p>File is Created/Edited/Deleted successfully</text:p>
          </table:table-cell>
          <table:table-cell table:style-name="ce166" office:value-type="string">
            <text:p>High</text:p>
          </table:table-cell>
          <table:table-cell table:style-name="ce172" office:value-type="string">
            <text:p>hanh.ly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24">
          <table:table-cell table:style-name="ce101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27" office:value-type="string">
            <text:p>SNF_ECMS_DMS_DOC_03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Create\Document\Free_Layout</text:p>
          </table:table-cell>
          <table:table-cell table:style-name="ce142" office:value-type="string">
            <text:p>Create/edit/delete <text:s/>Free layout Webcontent document</text:p>
          </table:table-cell>
          <table:table-cell table:style-name="ce142" office:value-type="string">
            <text:p>Step 1: Create/edit/delete <text:s/>Free layout Webcontent document</text:p>
          </table:table-cell>
          <table:table-cell table:style-name="ce154" office:value-type="string">
            <text:p><text:span text:style-name="T6">Create </text:span><text:span text:style-name="T6">Free </text:span><text:span text:style-name="T6">layout </text:span><text:span text:style-name="T6">webcon</text:span><text:span text:style-name="T6">tent</text:span></text:p>
            <text:p>- Click on <text:span text:style-name="T6">New </text:span><text:span text:style-name="T6">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</text:span><text:span text:style-name="T6">Free </text:span><text:span text:style-name="T6">layout </text:span><text:span text:style-name="T6">webcon</text:span><text:span text:style-name="T6">tent</text:span></text:p>
            <text:p>- Open the document</text:p>
            <text:p>- Click<text:span text:style-name="T6"> </text:span><text:span text:style-name="T6">Edit</text:span> on action bar, perform to edit it</text:p>
            <text:p>- Click Save &amp; Close </text:p>
            <text:p><text:span text:style-name="T6">Delete </text:span><text:span text:style-name="T6">Free </text:span><text:span text:style-name="T6">layout </text:span><text:span text:style-name="T6">webcon</text:span><text:span text:style-name="T6">tent</text:span></text:p>
            <text:p>- Right click on document, and choose <text:span text:style-name="T6">Delete </text:span></text:p>
            <text:p>- Click OK</text:p>
          </table:table-cell>
          <table:table-cell table:style-name="ce154" office:value-type="string">
            <text:p>The <text:span text:style-name="T23">Free </text:span><text:span text:style-name="T23">layout </text:span><text:span text:style-name="T23">webcont</text:span><text:span text:style-name="T23">ent</text:span> is Created/Edited/Deleted successfully</text:p>
          </table:table-cell>
          <table:table-cell table:style-name="ce166" office:value-type="string">
            <text:p>High</text:p>
          </table:table-cell>
          <table:table-cell table:style-name="ce172" office:value-type="string">
            <text:p>hanh.ly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01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27" office:value-type="string">
            <text:p>SNF_ECMS_DMS_UPL_01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Upload_File</text:p>
          </table:table-cell>
          <table:table-cell table:style-name="ce142" office:value-type="string">
            <text:p>Upload a file</text:p>
          </table:table-cell>
          <table:table-cell table:style-name="ce142" office:value-type="string">
            <text:p>Step 1: Upload a file</text:p>
          </table:table-cell>
          <table:table-cell table:style-name="ce154" office:value-type="string">
            <text:p><text:span text:style-name="T5">- Click </text:span><text:span text:style-name="T5">on </text:span><text:span text:style-name="T6">Upload</text:span><text:span text:style-name="T5"> </text:span><text:span text:style-name="T5">icon on </text:span><text:span text:style-name="T5">action </text:span><text:span text:style-name="T5">bar or </text:span><text:span text:style-name="T5">right </text:span><text:span text:style-name="T5">click on </text:span><text:span text:style-name="T5">the main </text:span><text:span text:style-name="T5">pane</text:span></text:p>
            <text:p><text:span text:style-name="T5">- Browse </text:span><text:span text:style-name="T5">a file to </text:span><text:span text:style-name="T5">upload</text:span></text:p>
            <text:p><text:span text:style-name="T5"><text:s/></text:span><text:span text:style-name="T5">+ file &lt; </text:span><text:span text:style-name="T5">100Mb</text:span></text:p>
            <text:p><text:span text:style-name="T5"><text:s/></text:span><text:span text:style-name="T5">+ file &gt; </text:span><text:span text:style-name="T5">100Mb</text:span></text:p>
            <text:p><text:span text:style-name="T5"><text:s/></text:span><text:span text:style-name="T5">+ video </text:span></text:p>
            <text:p><text:span text:style-name="T5"><text:s/></text:span><text:span text:style-name="T5">+ large </text:span><text:span text:style-name="T5">mp3</text:span></text:p>
            <text:p><text:span text:style-name="T5">- Click </text:span><text:span text:style-name="T6">Save</text:span></text:p>
          </table:table-cell>
          <table:table-cell table:style-name="ce154" office:value-type="string">
            <text:p>File is uploaded successfully</text:p>
          </table:table-cell>
          <table:table-cell table:style-name="ce166" office:value-type="string">
            <text:p>High</text:p>
          </table:table-cell>
          <table:table-cell table:style-name="ce172" office:value-type="string">
            <text:p>hanh.ly</text:p>
          </table:table-cell>
          <table:table-cell table:number-columns-repeated="2" table:style-name="ce172" office:value-type="string">
            <text:p>Passed</text:p>
          </table:table-cell>
          <table:table-cell office:value-type="string">
            <text:p>Change expectation: for file &gt; 100MB, must display warning</text:p>
          </table:table-cell>
          <table:table-cell office:value-type="string">
            <text:p>File &gt; 100MB uploaded unsucessfully</text:p>
          </table:table-cell>
          <table:table-cell table:number-columns-repeated="241"/>
        </table:table-row>
        <table:table-row table:style-name="ro11">
          <table:table-cell table:style-name="ce101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27" office:value-type="string">
            <text:p>SNF_ECMS_DMS_ACT_01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ction\Copy_Paste</text:p>
          </table:table-cell>
          <table:table-cell table:style-name="ce142" office:value-type="string">
            <text:p>Copy/paste a node</text:p>
          </table:table-cell>
          <table:table-cell table:style-name="ce142" office:value-type="string">
            <text:p>Step 1: Copy/paste a node</text:p>
          </table:table-cell>
          <table:table-cell table:style-name="ce136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154" office:value-type="string">
            <text:p>Node is pasted into destination node</text:p>
          </table:table-cell>
          <table:table-cell table:style-name="ce166" office:value-type="string">
            <text:p>High</text:p>
          </table:table-cell>
          <table:table-cell table:style-name="ce172" office:value-type="string">
            <text:p>hanh.ly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11">
          <table:table-cell table:style-name="ce101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27" office:value-type="string">
            <text:p>SNF_ECMS_DMS_ACT_02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ction\Cut_Paste</text:p>
          </table:table-cell>
          <table:table-cell table:style-name="ce142" office:value-type="string">
            <text:p>Cut/paste a node</text:p>
          </table:table-cell>
          <table:table-cell table:style-name="ce142" office:value-type="string">
            <text:p>Step 1: Cut/paste a node</text:p>
          </table:table-cell>
          <table:table-cell table:style-name="ce136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154" office:value-type="string">
            <text:p>Node is pasted into destination node</text:p>
          </table:table-cell>
          <table:table-cell table:style-name="ce166" office:value-type="string">
            <text:p>High</text:p>
          </table:table-cell>
          <table:table-cell table:style-name="ce172" office:value-type="string">
            <text:p>hanh.ly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01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27" office:value-type="string">
            <text:p>SNF_ECMS_DMS_ACT_03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ction\Lock</text:p>
          </table:table-cell>
          <table:table-cell table:style-name="ce142" office:value-type="string">
            <text:p>Lock/Unlock a node</text:p>
          </table:table-cell>
          <table:table-cell table:style-name="ce142" office:value-type="string">
            <text:p>Step 1: Lock/Unlock a node</text:p>
          </table:table-cell>
          <table:table-cell table:style-name="ce153" office:value-type="string">
            <text:p><text:span text:style-name="T5">- Right </text:span><text:span text:style-name="T5">click on </text:span><text:span text:style-name="T5">a node </text:span><text:span text:style-name="T5">and </text:span><text:span text:style-name="T5">select </text:span><text:span text:style-name="T6">Lock</text:span></text:p>
            <text:p><text:span text:style-name="T5">- Right </text:span><text:span text:style-name="T5">click on </text:span><text:span text:style-name="T5">locked </text:span><text:span text:style-name="T5">node </text:span><text:span text:style-name="T5">and </text:span><text:span text:style-name="T5">select </text:span><text:span text:style-name="T6">Unlock</text:span></text:p>
          </table:table-cell>
          <table:table-cell table:style-name="ce154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</text:span><text:span text:style-name="T9">more.</text:span> Other users can do any action with this node.</text:p>
          </table:table-cell>
          <table:table-cell table:style-name="ce166" office:value-type="string">
            <text:p>High</text:p>
          </table:table-cell>
          <table:table-cell table:style-name="ce172" office:value-type="string">
            <text:p>hanh.ly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7">
          <table:table-cell table:style-name="ce101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27" office:value-type="string">
            <text:p>SNF_ECMS_DMS_ACT_04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ction\Rename</text:p>
          </table:table-cell>
          <table:table-cell table:style-name="ce142" office:value-type="string">
            <text:p>Rename/Title for a node</text:p>
          </table:table-cell>
          <table:table-cell table:style-name="ce142" office:value-type="string">
            <text:p>Step 1: Rename/Title for a node</text:p>
          </table:table-cell>
          <table:table-cell table:style-name="ce153" office:value-type="string">
            <text:p><text:span text:style-name="T5">- Right </text:span><text:span text:style-name="T5">click on </text:span><text:span text:style-name="T5">a node </text:span><text:span text:style-name="T5">and </text:span><text:span text:style-name="T5">select </text:span><text:span text:style-name="T6">Rename</text:span></text:p>
            <text:p><text:span text:style-name="T5">- Put </text:span><text:span text:style-name="T5">new </text:span><text:span text:style-name="T5">name/Tit</text:span><text:span text:style-name="T5">le for </text:span><text:span text:style-name="T5">node</text:span></text:p>
            <text:p><text:span text:style-name="T5">- Click </text:span><text:span text:style-name="T6">Save</text:span></text:p>
          </table:table-cell>
          <table:table-cell table:style-name="ce154" office:value-type="string">
            <text:p>Node is renamed, Title is edited successfully</text:p>
          </table:table-cell>
          <table:table-cell table:style-name="ce166" office:value-type="string">
            <text:p>High</text:p>
          </table:table-cell>
          <table:table-cell table:style-name="ce172" office:value-type="string">
            <text:p>hanh.ly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01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27" office:value-type="string">
            <text:p>SNF_ECMS_DMS_ACT_05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ction\Symlink</text:p>
          </table:table-cell>
          <table:table-cell table:style-name="ce142" office:value-type="string">
            <text:p>Add symlink for node</text:p>
          </table:table-cell>
          <table:table-cell table:style-name="ce142" office:value-type="string">
            <text:p>Step 1: Add symlink for node</text:p>
          </table:table-cell>
          <table:table-cell table:style-name="ce136" office:value-type="string">
            <text:p>- Select a node</text:p>
            <text:p>- Click <text:span text:style-name="T6">Add </text:span><text:span text:style-name="T6">Symlink</text:span> icon on action bar or right click on the main pane</text:p>
            <text:p>- Select a node to add symlink</text:p>
            <text:p>- Click Save</text:p>
          </table:table-cell>
          <table:table-cell table:style-name="ce154" office:value-type="string">
            <text:p>Node is added symlink <text:s/>successfully. Show symlink node as a child node</text:p>
          </table:table-cell>
          <table:table-cell table:style-name="ce166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2" table:number-columns-repeated="2"/>
          <table:table-cell table:number-columns-repeated="243"/>
        </table:table-row>
        <table:table-row table:style-name="ro37">
          <table:table-cell table:style-name="ce101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27" office:value-type="string">
            <text:p>SNF_ECMS_DMS_ACT_06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ction\WebDAV\Create</text:p>
          </table:table-cell>
          <table:table-cell table:style-name="ce143" office:value-type="string">
            <text:p>Download and Allow Edition</text:p>
          </table:table-cell>
          <table:table-cell table:style-name="ce143" office:value-type="string">
            <text:p>Step 1: Download and Allow Edition</text:p>
          </table:table-cell>
          <table:table-cell table:style-name="ce155" office:value-type="string">
            <text:p><text:span text:style-name="T21">- Go to a </text:span><text:span text:style-name="T21">driver</text:span></text:p>
            <text:p><text:span text:style-name="T21">- Right </text:span><text:span text:style-name="T21">click on </text:span><text:span text:style-name="T21">a node </text:span><text:span text:style-name="T21">and </text:span><text:span text:style-name="T21">choose </text:span><text:span text:style-name="T6">Downlo</text:span><text:span text:style-name="T6">ad and </text:span><text:span text:style-name="T6">Allow </text:span><text:span text:style-name="T6">Edition</text:span></text:p>
          </table:table-cell>
          <table:table-cell table:style-name="ce154" office:value-type="string">
            <text:p>The structure or the content of node appears</text:p>
          </table:table-cell>
          <table:table-cell table:style-name="ce166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6">
          <table:table-cell table:style-name="ce101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27" office:value-type="string">
            <text:p>SNF_ECMS_DMS_ACT_07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ction\WebDAV\Action</text:p>
          </table:table-cell>
          <table:table-cell table:style-name="ce143" office:value-type="string">
            <text:p>Manage Actions on WebDAV</text:p>
          </table:table-cell>
          <table:table-cell table:style-name="ce143" office:value-type="string">
            <text:p>Step 1: Manage Actions on WebDAV</text:p>
          </table:table-cell>
          <table:table-cell table:style-name="ce156" office:value-type="string">
            <text:p>- Create a new Network Place with <text:span text:style-name="T22">network </text:span><text:span text:style-name="T22">address </text:span><text:span text:style-name="T22">is the </text:span><text:span text:style-name="T22">path of a </text:span><text:span text:style-name="T22">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154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table:style-name="ce166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11">
          <table:table-cell table:style-name="ce101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27" office:value-type="string">
            <text:p>SNF_ECMS_DMS_ACT_08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ction\Drag_Drop</text:p>
          </table:table-cell>
          <table:table-cell table:style-name="ce142" office:value-type="string">
            <text:p>Drag and drop node</text:p>
          </table:table-cell>
          <table:table-cell table:style-name="ce142" office:value-type="string">
            <text:p>Step 1: Drag and drop node</text:p>
          </table:table-cell>
          <table:table-cell table:style-name="ce136" office:value-type="string">
            <text:p><text:span text:style-name="T21">- Create </text:span><text:span text:style-name="T21">2 nodes</text:span></text:p>
            <text:p><text:span text:style-name="T21">- </text:span><text:span text:style-name="T21">Perform </text:span><text:span text:style-name="T21">to drag a </text:span><text:span text:style-name="T21">node </text:span><text:span text:style-name="T21">and drop </text:span><text:span text:style-name="T21">to </text:span><text:span text:style-name="T21">another</text:span></text:p>
          </table:table-cell>
          <table:table-cell table:style-name="ce154" office:value-type="string">
            <text:p>Drag and drop node successfully</text:p>
          </table:table-cell>
          <table:table-cell table:style-name="ce166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01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27" office:value-type="string">
            <text:p>SNF_ECMS_DMS_COL_01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Collaboration\Tag\Private</text:p>
          </table:table-cell>
          <table:table-cell table:style-name="ce144" office:value-type="string">
            <text:p>Manage Private tag (Add/Edit/Delete)</text:p>
          </table:table-cell>
          <table:table-cell table:style-name="ce144" office:value-type="string">
            <text:p>Step 1: Manage Private tag (Add/Edit/Delete)</text:p>
          </table:table-cell>
          <table:table-cell table:style-name="ce157" office:value-type="string">
            <text:p><text:span text:style-name="T6">Add tag</text:span></text:p>
            <text:p><text:span text:style-name="T5">- Select </text:span><text:span text:style-name="T5">a </text:span><text:span text:style-name="T5">docume</text:span><text:span text:style-name="T5">nt or </text:span><text:span text:style-name="T5">uploade</text:span><text:span text:style-name="T5">d file</text:span></text:p>
            <text:p><text:span text:style-name="T5">- Click </text:span><text:span text:style-name="T5">on </text:span><text:span text:style-name="T6">Tag</text:span><text:span text:style-name="T5"> </text:span><text:span text:style-name="T5">button in </text:span><text:span text:style-name="T5">the </text:span><text:span text:style-name="T5">action </text:span><text:span text:style-name="T5">bar </text:span></text:p>
            <text:p><text:span text:style-name="T5">- </text:span><text:span text:style-name="T5">Choose </text:span><text:span text:style-name="T5">Private </text:span><text:span text:style-name="T5">tag</text:span></text:p>
            <text:p><text:span text:style-name="T5">- Put </text:span><text:span text:style-name="T5">name for </text:span><text:span text:style-name="T5">a tag</text:span></text:p>
            <text:p><text:span text:style-name="T5">- Click </text:span><text:span text:style-name="T5">Save </text:span><text:span text:style-name="T5">button</text:span></text:p>
            <text:p><text:span text:style-name="T6">Edit Tag</text:span></text:p>
            <text:p><text:span text:style-name="T6">- </text:span><text:span text:style-name="T9">Click </text:span><text:span text:style-name="T9">Tag </text:span><text:span text:style-name="T9">cloud on </text:span><text:span text:style-name="T9">side bar</text:span></text:p>
            <text:p><text:span text:style-name="T9">- Click </text:span><text:span text:style-name="T9">Edit </text:span><text:span text:style-name="T9">private </text:span><text:span text:style-name="T9">tags icon</text:span></text:p>
            <text:p><text:span text:style-name="T9">- Click </text:span><text:span text:style-name="T9">correspo</text:span><text:span text:style-name="T9">nding </text:span><text:span text:style-name="T9">Edit of </text:span><text:span text:style-name="T9">tag</text:span></text:p>
            <text:p><text:span text:style-name="T9">- </text:span><text:span text:style-name="T9">Change </text:span><text:span text:style-name="T9">name</text:span></text:p>
            <text:p><text:span text:style-name="T9">- Click </text:span><text:span text:style-name="T9">Save</text:span></text:p>
            <text:p><text:span text:style-name="T6">Delete </text:span><text:span text:style-name="T6">Tag</text:span></text:p>
            <text:p><text:span text:style-name="T8">- </text:span><text:span text:style-name="T23">Click </text:span><text:span text:style-name="T23">Tag </text:span><text:span text:style-name="T23">cloud on </text:span><text:span text:style-name="T23">side bar</text:span></text:p>
            <text:p><text:span text:style-name="T23">- Click </text:span><text:span text:style-name="T23">Edit </text:span><text:span text:style-name="T23">private </text:span><text:span text:style-name="T23">tags icon</text:span></text:p>
            <text:p><text:span text:style-name="T23">- Click </text:span><text:span text:style-name="T23">correspo</text:span><text:span text:style-name="T23">nding </text:span><text:span text:style-name="T23">Remove </text:span><text:span text:style-name="T23">Tag icon </text:span><text:span text:style-name="T23">of tag</text:span></text:p>
            <text:p/>
          </table:table-cell>
          <table:table-cell table:style-name="ce154" office:value-type="string">
            <text:p>Node is added tag. You can find document using tag in Tag cloud of FE </text:p>
            <text:p><text:span text:style-name="T7">- The </text:span><text:span text:style-name="T7">Tag is </text:span><text:span text:style-name="T7">Edited/D</text:span><text:span text:style-name="T7">eleted</text:span></text:p>
          </table:table-cell>
          <table:table-cell table:style-name="ce166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style-name="ce101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27" office:value-type="string">
            <text:p>SNF_ECMS_DMS_COL_02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Collaboration\Tag\Public</text:p>
          </table:table-cell>
          <table:table-cell table:style-name="ce144" office:value-type="string">
            <text:p>Manage Public tag (Add/Edit/Delete) </text:p>
          </table:table-cell>
          <table:table-cell table:style-name="ce144" office:value-type="string">
            <text:p>Step 1: Manage Public tag (Add/Edit/Delete) </text:p>
          </table:table-cell>
          <table:table-cell table:style-name="ce157" office:value-type="string">
            <text:p><text:span text:style-name="T6">Add tag</text:span></text:p>
            <text:p><text:span text:style-name="T5">- Select </text:span><text:span text:style-name="T5">a </text:span><text:span text:style-name="T5">docume</text:span><text:span text:style-name="T5">nt or </text:span><text:span text:style-name="T5">uploade</text:span><text:span text:style-name="T5">d file</text:span></text:p>
            <text:p><text:span text:style-name="T5">- Click </text:span><text:span text:style-name="T5">on </text:span><text:span text:style-name="T6">Tag</text:span><text:span text:style-name="T5"> </text:span><text:span text:style-name="T5">button in </text:span><text:span text:style-name="T5">the </text:span><text:span text:style-name="T5">action </text:span><text:span text:style-name="T5">bar </text:span></text:p>
            <text:p><text:span text:style-name="T5">- </text:span><text:span text:style-name="T5">Choose </text:span><text:span text:style-name="T5">Public </text:span><text:span text:style-name="T5">tag</text:span></text:p>
            <text:p><text:span text:style-name="T5">- Put </text:span><text:span text:style-name="T5">name for </text:span><text:span text:style-name="T5">a tag</text:span></text:p>
            <text:p><text:span text:style-name="T5">- Click </text:span><text:span text:style-name="T5">Save </text:span><text:span text:style-name="T5">button</text:span></text:p>
            <text:p><text:span text:style-name="T8">Edit Tag</text:span></text:p>
            <text:p><text:span text:style-name="T8">- </text:span><text:span text:style-name="T23">Click </text:span><text:span text:style-name="T23">Tag </text:span><text:span text:style-name="T23">cloud on </text:span><text:span text:style-name="T23">side bar</text:span></text:p>
            <text:p><text:span text:style-name="T23">- Click </text:span><text:span text:style-name="T23">Edit </text:span><text:span text:style-name="T23">public </text:span><text:span text:style-name="T23">tags icon</text:span></text:p>
            <text:p><text:span text:style-name="T23">- Click </text:span><text:span text:style-name="T23">correspo</text:span><text:span text:style-name="T23">nding </text:span><text:span text:style-name="T23">Edit icon </text:span><text:span text:style-name="T23">of tag</text:span></text:p>
            <text:p><text:span text:style-name="T23">- </text:span><text:span text:style-name="T23">Change </text:span><text:span text:style-name="T23">name</text:span></text:p>
            <text:p><text:span text:style-name="T23">- Click </text:span><text:span text:style-name="T23">Save</text:span></text:p>
            <text:p><text:span text:style-name="T8">Delete </text:span><text:span text:style-name="T8">Tag</text:span></text:p>
            <text:p><text:span text:style-name="T8">- </text:span><text:span text:style-name="T23">Click </text:span><text:span text:style-name="T23">Tag </text:span><text:span text:style-name="T23">cloud on </text:span><text:span text:style-name="T23">side bar</text:span></text:p>
            <text:p><text:span text:style-name="T23">- Click </text:span><text:span text:style-name="T23">Edit </text:span><text:span text:style-name="T23">public </text:span><text:span text:style-name="T23">tags icon</text:span></text:p>
            <text:p><text:span text:style-name="T23">- Click </text:span><text:span text:style-name="T23">correspo</text:span><text:span text:style-name="T23">nding </text:span><text:span text:style-name="T23">Remove </text:span><text:span text:style-name="T23">Tag icon </text:span><text:span text:style-name="T23">of tag</text:span></text:p>
            <text:p/>
          </table:table-cell>
          <table:table-cell table:style-name="ce154" office:value-type="string">
            <text:p>Node is added tag. You can find document using tag in Tag cloud of FE </text:p>
            <text:p>- The Tag is Edited/Deleted</text:p>
          </table:table-cell>
          <table:table-cell table:style-name="ce166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1">
          <table:table-cell table:style-name="ce101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27" office:value-type="string">
            <text:p>SNF_ECMS_DMS_COL_03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Collaboration\Language</text:p>
          </table:table-cell>
          <table:table-cell table:style-name="ce145" office:value-type="string">
            <text:p>Add language for document/uploaded file</text:p>
          </table:table-cell>
          <table:table-cell table:style-name="ce145" office:value-type="string">
            <text:p>Step 1: Add language for document/uploaded file</text:p>
          </table:table-cell>
          <table:table-cell table:style-name="ce158" office:value-type="string">
            <text:p><text:s/><text:span text:style-name="T5">- Select </text:span><text:span text:style-name="T5">a </text:span><text:span text:style-name="T5">docume</text:span><text:span text:style-name="T5">nt or </text:span><text:span text:style-name="T5">uploade</text:span><text:span text:style-name="T5">d file</text:span></text:p>
            <text:p><text:span text:style-name="T5">- Click </text:span><text:span text:style-name="T5">on </text:span><text:span text:style-name="T6">Add/Edi</text:span><text:span text:style-name="T6">t </text:span><text:span text:style-name="T6">Localise</text:span><text:span text:style-name="T6">d </text:span><text:span text:style-name="T6">Content</text:span><text:span text:style-name="T5"> </text:span><text:span text:style-name="T5">icon in </text:span><text:span text:style-name="T5">the </text:span><text:span text:style-name="T5">action </text:span><text:span text:style-name="T5">bar </text:span></text:p>
            <text:p><text:span text:style-name="T5">- Select </text:span><text:span text:style-name="T5">“Add </text:span><text:span text:style-name="T5">Languag</text:span><text:span text:style-name="T5">e” tab</text:span></text:p>
            <text:p><text:span text:style-name="T5">- Select </text:span><text:span text:style-name="T5">new </text:span><text:span text:style-name="T5">languag</text:span><text:span text:style-name="T5">e</text:span></text:p>
            <text:p><text:span text:style-name="T5">- Put </text:span><text:span text:style-name="T5">content </text:span><text:span text:style-name="T5">for new </text:span><text:span text:style-name="T5">languag</text:span><text:span text:style-name="T5">e</text:span></text:p>
            <text:p><text:span text:style-name="T5">- Click </text:span><text:span text:style-name="T5">Save </text:span><text:span text:style-name="T5">button</text:span></text:p>
          </table:table-cell>
          <table:table-cell table:style-name="ce154" office:value-type="string">
            <text:p>Document/Uploaded file is added new language. You can see content of new language by select language in “View language” tab</text:p>
          </table:table-cell>
          <table:table-cell table:style-name="ce166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7">
          <table:table-cell table:style-name="ce101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27" office:value-type="string">
            <text:p>SNF_ECMS_DMS_COL_04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Collaboration\Vote</text:p>
          </table:table-cell>
          <table:table-cell table:style-name="ce145" office:value-type="string">
            <text:p>Vote for document/uploaded file</text:p>
          </table:table-cell>
          <table:table-cell table:style-name="ce145" office:value-type="string">
            <text:p>Step 1: Vote for document/uploaded file</text:p>
          </table:table-cell>
          <table:table-cell table:style-name="ce158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154" office:value-type="string">
            <text:p>The node is voted </text:p>
          </table:table-cell>
          <table:table-cell table:style-name="ce166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3">
          <table:table-cell table:style-name="ce101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27" office:value-type="string">
            <text:p>SNF_ECMS_DMS_COL_05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Collaboration\Comment</text:p>
          </table:table-cell>
          <table:table-cell table:style-name="ce145" office:value-type="string">
            <text:p>Manage Comment (Add/Edit/Delete)</text:p>
          </table:table-cell>
          <table:table-cell table:style-name="ce145" office:value-type="string">
            <text:p>Step 1: Manage Comment (Add/Edit/Delete)</text:p>
          </table:table-cell>
          <table:table-cell table:style-name="ce159" office:value-type="string">
            <text:p>Add a comment</text:p>
            <text:p><text:span text:style-name="T5">- Select </text:span><text:span text:style-name="T5">a </text:span><text:span text:style-name="T5">docume</text:span><text:span text:style-name="T5">nt or </text:span><text:span text:style-name="T5">uploade</text:span><text:span text:style-name="T5">d file</text:span></text:p>
            <text:p><text:span text:style-name="T5">- Click </text:span><text:span text:style-name="T5">on </text:span><text:span text:style-name="T6">Comme</text:span><text:span text:style-name="T6">nt</text:span><text:span text:style-name="T5"> icon </text:span><text:span text:style-name="T5">in the </text:span><text:span text:style-name="T5">action </text:span><text:span text:style-name="T5">bar </text:span></text:p>
            <text:p><text:span text:style-name="T5">- Put </text:span><text:span text:style-name="T5">content </text:span><text:span text:style-name="T5">for </text:span><text:span text:style-name="T5">commen</text:span><text:span text:style-name="T5">t</text:span></text:p>
            <text:p><text:span text:style-name="T5">- Click </text:span><text:span text:style-name="T5">Save </text:span><text:span text:style-name="T5">button</text:span></text:p>
            <text:p><text:span text:style-name="T6">Edit a </text:span><text:span text:style-name="T6">comme</text:span><text:span text:style-name="T6">nt</text:span></text:p>
            <text:p><text:span text:style-name="T9">- Show </text:span><text:span text:style-name="T9">commen</text:span><text:span text:style-name="T9">t, click </text:span><text:span text:style-name="T9">on Edit </text:span><text:span text:style-name="T9">icon, </text:span><text:span text:style-name="T9">perform </text:span><text:span text:style-name="T9">to edit, </text:span><text:span text:style-name="T9">click </text:span><text:span text:style-name="T9">Save</text:span></text:p>
            <text:p><text:span text:style-name="T6">Delete a </text:span><text:span text:style-name="T6">comme</text:span><text:span text:style-name="T6">nt</text:span></text:p>
            <text:p><text:span text:style-name="T9">- Show </text:span><text:span text:style-name="T9">the </text:span><text:span text:style-name="T9">commen</text:span><text:span text:style-name="T9">t, click </text:span><text:span text:style-name="T9">on </text:span><text:span text:style-name="T9">Delete </text:span><text:span text:style-name="T9">icon </text:span><text:span text:style-name="T9">,click OK</text:span></text:p>
          </table:table-cell>
          <table:table-cell table:style-name="ce154" office:value-type="string">
            <text:p>You can see the comment at the bottom of document/uploaded file.</text:p>
            <text:p>Comment is edited/ deleted</text:p>
          </table:table-cell>
          <table:table-cell table:style-name="ce166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1">
          <table:table-cell table:style-name="ce101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27" office:value-type="string">
            <text:p>SNF_ECMS_DMS_ADI_01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dmin\Publication</text:p>
          </table:table-cell>
          <table:table-cell table:style-name="ce142" office:value-type="string">
            <text:p>Manage Publication</text:p>
          </table:table-cell>
          <table:table-cell table:style-name="ce142" office:value-type="string">
            <text:p>Step 1: Manage Publication</text:p>
          </table:table-cell>
          <table:table-cell table:style-name="ce160" office:value-type="string">
            <text:p><text:span text:style-name="T9">- Select </text:span><text:span text:style-name="T9">a </text:span><text:span text:style-name="T9">docume</text:span><text:span text:style-name="T9">nt/Uploa</text:span><text:span text:style-name="T9">ded file</text:span></text:p>
            <text:p><text:span text:style-name="T9">- Click </text:span><text:span text:style-name="T9">on </text:span><text:span text:style-name="T6">Publicat</text:span><text:span text:style-name="T6">ions</text:span><text:span text:style-name="T9"> </text:span><text:span text:style-name="T9">icon in </text:span><text:span text:style-name="T9">the </text:span><text:span text:style-name="T9">action </text:span><text:span text:style-name="T9">bar</text:span></text:p>
            <text:p><text:span text:style-name="T9">- Click </text:span><text:span text:style-name="T9">on </text:span><text:span text:style-name="T6">Stage</text:span></text:p>
            <text:p><text:span text:style-name="T9">- Setting </text:span><text:span text:style-name="T9">time in </text:span><text:span text:style-name="T10">From</text:span><text:span text:style-name="T9"> </text:span><text:span text:style-name="T9">and </text:span><text:span text:style-name="T6">To</text:span><text:span text:style-name="T9"> </text:span><text:span text:style-name="T9">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62" office:value-type="string">
            <text:p>Document/uploaded file is published during the time in From and To field</text:p>
          </table:table-cell>
          <table:table-cell table:style-name="ce166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6">
          <table:table-cell table:style-name="ce101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27" office:value-type="string">
            <text:p>SNF_ECMS_DMS_ADI_02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dmin\Category</text:p>
          </table:table-cell>
          <table:table-cell table:style-name="ce143" office:value-type="string">
            <text:p>Manage Category (Add/Delete)</text:p>
          </table:table-cell>
          <table:table-cell table:style-name="ce143" office:value-type="string">
            <text:p>Step 1: Manage Category (Add/Delete)</text:p>
          </table:table-cell>
          <table:table-cell table:style-name="ce161" office:value-type="string">
            <text:p>Add category for node</text:p>
            <text:p><text:span text:style-name="T9">- Select </text:span><text:span text:style-name="T9">a </text:span><text:span text:style-name="T9">docume</text:span><text:span text:style-name="T9">nt/Uploa</text:span><text:span text:style-name="T9">ded file</text:span></text:p>
            <text:p><text:span text:style-name="T9">- Click </text:span><text:span text:style-name="T9">on </text:span><text:span text:style-name="T6">Categor</text:span><text:span text:style-name="T6">ies</text:span><text:span text:style-name="T9"> icon </text:span><text:span text:style-name="T9">in the </text:span><text:span text:style-name="T9">action </text:span><text:span text:style-name="T9">bar</text:span></text:p>
            <text:p><text:span text:style-name="T9">- Select </text:span><text:span text:style-name="T9">category </text:span><text:span text:style-name="T9">to add </text:span><text:span text:style-name="T9">for </text:span><text:span text:style-name="T9">docume</text:span><text:span text:style-name="T9">nt/Uploa</text:span><text:span text:style-name="T9">ded file</text:span></text:p>
            <text:p><text:span text:style-name="T25">Delete </text:span><text:span text:style-name="T25">categor</text:span><text:span text:style-name="T25">y</text:span></text:p>
            <text:p><text:span text:style-name="T9">- Click </text:span><text:span text:style-name="T9">on </text:span><text:span text:style-name="T9">correspo</text:span><text:span text:style-name="T9">nding </text:span><text:span text:style-name="T9">Delete </text:span><text:span text:style-name="T9">icon of </text:span><text:span text:style-name="T9">category</text:span></text:p>
          </table:table-cell>
          <table:table-cell table:style-name="ce168" office:value-type="string">
            <text:p>Document/uploaded file is added category.</text:p>
            <text:p>- Document/uploaded file is not added category.</text:p>
          </table:table-cell>
          <table:table-cell table:style-name="ce154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4">
          <table:table-cell table:style-name="ce101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27" office:value-type="string">
            <text:p>SNF_ECMS_DMS_ADI_03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dmin\Relation</text:p>
          </table:table-cell>
          <table:table-cell table:style-name="ce143" office:value-type="string">
            <text:p>Manage Relation (Add/Delete/Show/Hide)</text:p>
          </table:table-cell>
          <table:table-cell table:style-name="ce143" office:value-type="string">
            <text:p>Step 1: Manage Relation (Add/Delete/Show/Hide)</text:p>
          </table:table-cell>
          <table:table-cell table:style-name="ce154" office:value-type="string">
            <text:p><text:span text:style-name="T6">Add </text:span><text:span text:style-name="T6">Relation</text:span></text:p>
            <text:p><text:span text:style-name="T5">- Select </text:span><text:span text:style-name="T5">a node</text:span></text:p>
            <text:p><text:span text:style-name="T5">- Click </text:span><text:span text:style-name="T5">on </text:span><text:span text:style-name="T6">Relation</text:span><text:span text:style-name="T6">s</text:span><text:span text:style-name="T5"> icon in </text:span><text:span text:style-name="T5">the </text:span><text:span text:style-name="T5">action </text:span><text:span text:style-name="T5">bar</text:span></text:p>
            <text:p><text:span text:style-name="T5">- Go to </text:span><text:span text:style-name="T5">Select </text:span><text:span text:style-name="T5">Relation </text:span><text:span text:style-name="T5">tab</text:span></text:p>
            <text:p><text:span text:style-name="T5">- Select </text:span><text:span text:style-name="T5">docume</text:span><text:span text:style-name="T5">nt to add </text:span><text:span text:style-name="T5">relation </text:span><text:span text:style-name="T5">for </text:span><text:span text:style-name="T5">docume</text:span><text:span text:style-name="T5">nt/uploa</text:span><text:span text:style-name="T5">ded file</text:span></text:p>
            <text:p><text:span text:style-name="T8">Show </text:span><text:span text:style-name="T8">Relation</text:span></text:p>
            <text:p><text:span text:style-name="T23">- Select </text:span><text:span text:style-name="T23">the node </text:span><text:span text:style-name="T23">which Is </text:span><text:span text:style-name="T23">added </text:span><text:span text:style-name="T23">relation</text:span></text:p>
            <text:p><text:span text:style-name="T7">- Click </text:span><text:span text:style-name="T7">Show/Hi</text:span><text:span text:style-name="T7">de </text:span><text:span text:style-name="T7">Relation</text:span><text:span text:style-name="T7">s icon on </text:span><text:span text:style-name="T7">action </text:span><text:span text:style-name="T7">bar</text:span></text:p>
            <text:p><text:span text:style-name="T8">Hide </text:span><text:span text:style-name="T8">Relation</text:span></text:p>
            <text:p><text:span text:style-name="T7">- Click </text:span><text:span text:style-name="T7">Show/Hi</text:span><text:span text:style-name="T7">de </text:span><text:span text:style-name="T7">Relation</text:span><text:span text:style-name="T7">s icon on </text:span><text:span text:style-name="T7">action </text:span><text:span text:style-name="T7">bar </text:span><text:span text:style-name="T7">again</text:span></text:p>
            <text:p><text:span text:style-name="T8">Delete </text:span><text:span text:style-name="T8">relation</text:span></text:p>
            <text:p><text:span text:style-name="T19">- Go to </text:span><text:span text:style-name="T19">Manage </text:span><text:span text:style-name="T19">relation </text:span><text:span text:style-name="T19">list tab</text:span></text:p>
            <text:p><text:span text:style-name="T19">- Click </text:span><text:span text:style-name="T19">on </text:span><text:span text:style-name="T19">correspo</text:span><text:span text:style-name="T19">nding </text:span><text:span text:style-name="T19">Delete </text:span><text:span text:style-name="T19">icon of </text:span><text:span text:style-name="T19">Relation </text:span></text:p>
          </table:table-cell>
          <table:table-cell table:style-name="ce154" office:value-type="string">
            <text:p>Node is added /Delete relation</text:p>
            <text:p>Relation of Node is shown/hidden </text:p>
          </table:table-cell>
          <table:table-cell table:style-name="ce154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1">
          <table:table-cell table:style-name="ce101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27" office:value-type="string">
            <text:p>SNF_ECMS_DMS_ADI_04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dmin\Node_Property</text:p>
          </table:table-cell>
          <table:table-cell table:style-name="ce142" office:value-type="string">
            <text:p>View Node Properties</text:p>
          </table:table-cell>
          <table:table-cell table:style-name="ce142" office:value-type="string">
            <text:p>Step 1: View Node Properties</text:p>
          </table:table-cell>
          <table:table-cell table:style-name="ce149" office:value-type="string">
            <text:p><text:span text:style-name="T6">View </text:span><text:span text:style-name="T6">node </text:span><text:span text:style-name="T6">properti</text:span><text:span text:style-name="T6">es</text:span></text:p>
            <text:p><text:span text:style-name="T21">- Create </text:span><text:span text:style-name="T21">a node</text:span></text:p>
            <text:p><text:span text:style-name="T21">- Select </text:span><text:span text:style-name="T21">this </text:span><text:span text:style-name="T21">node</text:span></text:p>
            <text:p><text:span text:style-name="T21">- Click </text:span><text:span text:style-name="T21">on </text:span><text:span text:style-name="T6">Properti</text:span><text:span text:style-name="T6">es</text:span><text:span text:style-name="T21"> on </text:span><text:span text:style-name="T21">action </text:span><text:span text:style-name="T21">bar</text:span></text:p>
            <text:p><text:span text:style-name="T6">Add </text:span><text:span text:style-name="T6">properti</text:span><text:span text:style-name="T6">es</text:span></text:p>
            <text:p><text:span text:style-name="T9">- Go to </text:span><text:span text:style-name="T9">Add new </text:span><text:span text:style-name="T9">propertie</text:span><text:span text:style-name="T9">s Tab</text:span></text:p>
            <text:p><text:span text:style-name="T9">- </text:span><text:span text:style-name="T9">Perform </text:span><text:span text:style-name="T9">to add </text:span><text:span text:style-name="T9">new a </text:span><text:span text:style-name="T9">propertie</text:span><text:span text:style-name="T9">s for this </text:span><text:span text:style-name="T9">node</text:span></text:p>
          </table:table-cell>
          <table:table-cell table:style-name="ce154" office:value-type="string">
            <text:p>- Manage properties form is shown, and all properties of this node is shown here.</text:p>
            <text:p>- New properties is added</text:p>
          </table:table-cell>
          <table:table-cell table:style-name="ce166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9">
          <table:table-cell table:style-name="ce101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27" office:value-type="string">
            <text:p>SNF_ECMS_DMS_ADI_05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dmin\Export_Import</text:p>
          </table:table-cell>
          <table:table-cell table:style-name="ce142" office:value-type="string">
            <text:p>Export /Import node</text:p>
          </table:table-cell>
          <table:table-cell table:style-name="ce142" office:value-type="string">
            <text:p>Step 1: Export /Import node</text:p>
          </table:table-cell>
          <table:table-cell table:style-name="ce162" office:value-type="string">
            <text:p><text:span text:style-name="T4">Export </text:span><text:span text:style-name="T4">node</text:span></text:p>
            <text:p><text:span text:style-name="T5">- Select </text:span><text:span text:style-name="T5">1 node</text:span></text:p>
            <text:p><text:span text:style-name="T5">- Click </text:span><text:span text:style-name="T5">on </text:span><text:span text:style-name="T5">Export </text:span><text:span text:style-name="T5">button</text:span></text:p>
            <text:p><text:span text:style-name="T5">Import </text:span><text:span text:style-name="T5">node</text:span></text:p>
            <text:p><text:span text:style-name="T5">- </text:span><text:span text:style-name="T5">Choose </text:span><text:span text:style-name="T5">format </text:span><text:span text:style-name="T5">for </text:span><text:span text:style-name="T5">exported </text:span><text:span text:style-name="T5">file</text:span></text:p>
            <text:p><text:span text:style-name="T5">- Click </text:span><text:span text:style-name="T5">on </text:span><text:span text:style-name="T5">Export </text:span><text:span text:style-name="T5">button</text:span></text:p>
            <text:p><text:span text:style-name="T6">Import </text:span><text:span text:style-name="T6">node</text:span></text:p>
            <text:p><text:span text:style-name="T9">- Go to a </text:span><text:span text:style-name="T9">destinati</text:span><text:span text:style-name="T9">on node</text:span></text:p>
            <text:p><text:span text:style-name="T9">- Click </text:span><text:span text:style-name="T9">Import </text:span><text:span text:style-name="T9">button</text:span></text:p>
            <text:p><text:span text:style-name="T9">- </text:span><text:span text:style-name="T9">Choose </text:span><text:span text:style-name="T9">valid file </text:span><text:span text:style-name="T9">to import</text:span></text:p>
            <text:p><text:span text:style-name="T9">- Click </text:span><text:span text:style-name="T9">Import </text:span><text:span text:style-name="T9">button</text:span></text:p>
          </table:table-cell>
          <table:table-cell table:style-name="ce154" office:value-type="string">
            <text:p>- Node is exported successfully</text:p>
            <text:p>- Node is imported in destination path</text:p>
          </table:table-cell>
          <table:table-cell table:style-name="ce166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9">
          <table:table-cell table:style-name="ce101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27" office:value-type="string">
            <text:p>SNF_ECMS_DMS_INF_01</text:p>
          </table:table-cell>
          <table:table-cell table:style-name="ce133" office:value-type="float" office:value="1">
            <text:p>001</text:p>
          </table:table-cell>
          <table:table-cell table:style-name="ce137" office:value-type="string">
            <text:p>ECMS\DMS\Info\Permission</text:p>
          </table:table-cell>
          <table:table-cell table:style-name="ce146" office:value-type="string">
            <text:p>Manage Permission(Add/Edit/Delete)</text:p>
          </table:table-cell>
          <table:table-cell table:style-name="ce146" office:value-type="string">
            <text:p>Step 1: Manage Permission(Add/Edit/Delete)</text:p>
          </table:table-cell>
          <table:table-cell table:style-name="ce136" office:value-type="string">
            <text:p><text:span text:style-name="T5">- Select </text:span><text:span text:style-name="T5">1 node</text:span></text:p>
            <text:p><text:span text:style-name="T5">- Click </text:span><text:span text:style-name="T5">on </text:span><text:span text:style-name="T6">Permiss</text:span><text:span text:style-name="T6">ions</text:span><text:span text:style-name="T5"> </text:span><text:span text:style-name="T5">icon in </text:span><text:span text:style-name="T5">action </text:span><text:span text:style-name="T5">bar</text:span></text:p>
            <text:p><text:span text:style-name="T6">Add </text:span><text:span text:style-name="T6">permiss</text:span><text:span text:style-name="T6">ion for </text:span><text:span text:style-name="T6">node</text:span></text:p>
            <text:p><text:span text:style-name="T9">- </text:span><text:span text:style-name="T9">Choose </text:span><text:span text:style-name="T9">user/gro</text:span><text:span text:style-name="T9">up to </text:span><text:span text:style-name="T9">add </text:span><text:span text:style-name="T9">permissi</text:span><text:span text:style-name="T9">on</text:span></text:p>
            <text:p><text:span text:style-name="T9">- Click </text:span><text:span text:style-name="T9">Save</text:span></text:p>
            <text:p><text:span text:style-name="T6">Edit </text:span><text:span text:style-name="T6">permiss</text:span><text:span text:style-name="T6">ion of </text:span><text:span text:style-name="T6">node</text:span></text:p>
            <text:p><text:span text:style-name="T9">- Click </text:span><text:span text:style-name="T9">correspo</text:span><text:span text:style-name="T9">nding </text:span><text:span text:style-name="T9">Edit icon </text:span><text:span text:style-name="T9">of </text:span><text:span text:style-name="T9">user/gro</text:span><text:span text:style-name="T9">up</text:span></text:p>
            <text:p><text:span text:style-name="T9">- </text:span><text:span text:style-name="T9">Change </text:span><text:span text:style-name="T9">permissi</text:span><text:span text:style-name="T9">on</text:span></text:p>
            <text:p><text:span text:style-name="T6">Delete </text:span><text:span text:style-name="T6">permiss</text:span><text:span text:style-name="T6">ion</text:span></text:p>
            <text:p><text:span text:style-name="T9">- Click </text:span><text:span text:style-name="T9">correspo</text:span><text:span text:style-name="T9">nding </text:span><text:span text:style-name="T9">Delete </text:span><text:span text:style-name="T9">icon of </text:span><text:span text:style-name="T9">user/gro</text:span><text:span text:style-name="T9">up</text:span></text:p>
            <text:p><text:span text:style-name="T9">- Click </text:span><text:span text:style-name="T9">ok</text:span></text:p>
          </table:table-cell>
          <table:table-cell table:style-name="ce154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154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7">
          <table:table-cell table:style-name="ce101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27" office:value-type="string">
            <text:p>SNF_ECMS_DMS_INF_02</text:p>
          </table:table-cell>
          <table:table-cell table:style-name="ce133" office:value-type="float" office:value="1">
            <text:p>001</text:p>
          </table:table-cell>
          <table:table-cell table:style-name="ce137" office:value-type="string">
            <text:p>ECMS\DMS\Info\Metadata</text:p>
          </table:table-cell>
          <table:table-cell table:style-name="ce147" office:value-type="string">
            <text:p>View metadata</text:p>
          </table:table-cell>
          <table:table-cell table:style-name="ce147" office:value-type="string">
            <text:p>Step 1: View metadata</text:p>
          </table:table-cell>
          <table:table-cell table:style-name="ce136" office:value-type="string">
            <text:p>- Perform <text:s/>upload a file</text:p>
            <text:p>- Select it </text:p>
            <text:p>- Click <text:span text:style-name="T6">Metadat</text:span><text:span text:style-name="T6">a</text:span></text:p>
          </table:table-cell>
          <table:table-cell table:style-name="ce154" office:value-type="string">
            <text:p>View matadata form is shown</text:p>
          </table:table-cell>
          <table:table-cell table:style-name="ce154" office:value-type="string">
            <text:p>Low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01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27" office:value-type="string">
            <text:p>SNF_ECMS_DMS_SER_01</text:p>
          </table:table-cell>
          <table:table-cell table:style-name="ce133" office:value-type="float" office:value="1">
            <text:p>001</text:p>
          </table:table-cell>
          <table:table-cell table:style-name="ce137" office:value-type="string">
            <text:p>ECMS\DMS\Search\Simple</text:p>
          </table:table-cell>
          <table:table-cell table:style-name="ce148" office:value-type="string">
            <text:p>Simple Search</text:p>
          </table:table-cell>
          <table:table-cell table:style-name="ce148" office:value-type="string">
            <text:p>Step 1: Simple Search</text:p>
          </table:table-cell>
          <table:table-cell table:style-name="ce154" office:value-type="string">
            <text:p><text:span text:style-name="T5">- Go to </text:span><text:span text:style-name="T5">Content </text:span><text:span text:style-name="T5">Explorer</text:span></text:p>
            <text:p><text:span text:style-name="T5">- Input </text:span><text:span text:style-name="T5">keyword </text:span><text:span text:style-name="T5">into </text:span><text:span text:style-name="T5">Search </text:span><text:span text:style-name="T5">field </text:span><text:span text:style-name="T5">above </text:span><text:span text:style-name="T5">action </text:span><text:span text:style-name="T5">bar</text:span></text:p>
            <text:p><text:span text:style-name="T5">- Click </text:span><text:span text:style-name="T6">Quick </text:span><text:span text:style-name="T6">Search </text:span><text:span text:style-name="T9">or press </text:span><text:span text:style-name="T9">Enter</text:span></text:p>
            <text:p><text:span text:style-name="T5"/></text:p>
            <text:p><text:span text:style-name="T5"/></text:p>
          </table:table-cell>
          <table:table-cell table:style-name="ce154" office:value-type="string">
            <text:p>The result appears</text:p>
          </table:table-cell>
          <table:table-cell table:style-name="ce166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6">
          <table:table-cell table:style-name="ce101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27" office:value-type="string">
            <text:p>SNF_ECMS_DMS_SER_02</text:p>
          </table:table-cell>
          <table:table-cell table:style-name="ce133" office:value-type="float" office:value="1">
            <text:p>001</text:p>
          </table:table-cell>
          <table:table-cell table:style-name="ce137" office:value-type="string">
            <text:p>ECMS\DMS\Search\Advanced</text:p>
          </table:table-cell>
          <table:table-cell table:style-name="ce148" office:value-type="string">
            <text:p>Advanced search</text:p>
          </table:table-cell>
          <table:table-cell table:style-name="ce148" office:value-type="string">
            <text:p>Step 1: Advanced search</text:p>
          </table:table-cell>
          <table:table-cell table:style-name="ce163" office:value-type="string">
            <text:p><text:span text:style-name="T26">Search </text:span></text:p>
            <text:p><text:span text:style-name="T27">- Click </text:span><text:span text:style-name="T27">Saved </text:span><text:span text:style-name="T27">Searche</text:span><text:span text:style-name="T27">d icon </text:span><text:span text:style-name="T27">on </text:span><text:span text:style-name="T27">action </text:span><text:span text:style-name="T27">bar</text:span></text:p>
            <text:p><text:span text:style-name="T27">- Click </text:span><text:span text:style-name="T27">Advance</text:span><text:span text:style-name="T27">d Search </text:span><text:span text:style-name="T27">icon</text:span></text:p>
            <text:p><text:span text:style-name="T27">- </text:span><text:span text:style-name="T27">Choose </text:span><text:span text:style-name="T27">Constrai</text:span><text:span text:style-name="T27">nt and fill </text:span><text:span text:style-name="T27">value to </text:span><text:span text:style-name="T27">search, </text:span><text:span text:style-name="T27">click Add </text:span></text:p>
            <text:p><text:span text:style-name="T27">- Click </text:span><text:span text:style-name="T26">Search</text:span><text:span text:style-name="T27"> </text:span><text:span text:style-name="T27">button</text:span></text:p>
            <text:p><text:span text:style-name="T28"/></text:p>
          </table:table-cell>
          <table:table-cell table:style-name="ce154" office:value-type="string">
            <text:p>Search Result tab is shown with result</text:p>
            <text:p/>
          </table:table-cell>
          <table:table-cell table:style-name="ce166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4">
          <table:table-cell table:style-name="ce101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127" office:value-type="string">
            <text:p>SNF_ECMS_DMS_SER_03</text:p>
          </table:table-cell>
          <table:table-cell table:style-name="ce133" office:value-type="float" office:value="1">
            <text:p>001</text:p>
          </table:table-cell>
          <table:table-cell table:style-name="ce137" office:value-type="string">
            <text:p>ECMS\DMS\Search\Query</text:p>
          </table:table-cell>
          <table:table-cell table:style-name="ce148" office:value-type="string">
            <text:p>Manage query in Advanced search</text:p>
          </table:table-cell>
          <table:table-cell table:style-name="ce148" office:value-type="string">
            <text:p>Step 1: Manage query in Advanced search</text:p>
          </table:table-cell>
          <table:table-cell table:style-name="ce163" office:value-type="string">
            <text:p><text:span text:style-name="T8">Create a </text:span><text:span text:style-name="T8">query</text:span></text:p>
            <text:p><text:span text:style-name="T23">- Go to </text:span><text:span text:style-name="T23">New </text:span><text:span text:style-name="T23">query </text:span><text:span text:style-name="T23">tab</text:span></text:p>
            <text:p><text:span text:style-name="T23">- </text:span><text:span text:style-name="T23">Perform </text:span><text:span text:style-name="T23">to create </text:span><text:span text:style-name="T23">a query</text:span></text:p>
            <text:p><text:span text:style-name="T8">Execute </text:span><text:span text:style-name="T8">a </text:span><text:span text:style-name="T8">existed </text:span><text:span text:style-name="T8">query</text:span></text:p>
            <text:p><text:span text:style-name="T23">- Go to </text:span><text:span text:style-name="T23">Saved </text:span><text:span text:style-name="T23">query</text:span></text:p>
            <text:p><text:span text:style-name="T23">- Click </text:span><text:span text:style-name="T23">Execute </text:span><text:span text:style-name="T23">icon of a </text:span><text:span text:style-name="T23">saved </text:span><text:span text:style-name="T23">query</text:span></text:p>
            <text:p><text:span text:style-name="T8">Edit </text:span><text:span text:style-name="T8">Query</text:span></text:p>
            <text:p><text:span text:style-name="T23">- Go to </text:span><text:span text:style-name="T23">Saved </text:span><text:span text:style-name="T23">query</text:span></text:p>
            <text:p><text:span text:style-name="T23">- Click </text:span><text:span text:style-name="T23">on </text:span><text:span text:style-name="T23">correspo</text:span><text:span text:style-name="T23">nding </text:span><text:span text:style-name="T23">Edit icon </text:span><text:span text:style-name="T23">of a </text:span><text:span text:style-name="T23">query</text:span></text:p>
            <text:p><text:span text:style-name="T23">- </text:span><text:span text:style-name="T23">Perform </text:span><text:span text:style-name="T23">to edit </text:span><text:span text:style-name="T23">the </text:span><text:span text:style-name="T23">query</text:span></text:p>
            <text:p><text:span text:style-name="T8">Delete </text:span><text:span text:style-name="T8">Query</text:span></text:p>
            <text:p><text:span text:style-name="T23">- Go to </text:span><text:span text:style-name="T23">Saved </text:span><text:span text:style-name="T23">query</text:span></text:p>
            <text:p><text:span text:style-name="T23">- Click </text:span><text:span text:style-name="T23">on </text:span><text:span text:style-name="T23">correspo</text:span><text:span text:style-name="T23">nding </text:span><text:span text:style-name="T23">Delete </text:span><text:span text:style-name="T23">icon of a </text:span><text:span text:style-name="T23">query</text:span></text:p>
            <text:p><text:span text:style-name="T23">- Click </text:span><text:span text:style-name="T23">OK</text:span></text:p>
          </table:table-cell>
          <table:table-cell table:style-name="ce154" office:value-type="string">
            <text:p>Query is created/edited/executed/Deleted successfully</text:p>
          </table:table-cell>
          <table:table-cell table:style-name="ce166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01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127" office:value-type="string">
            <text:p>SNF_ECMS_DMS_SET_01</text:p>
          </table:table-cell>
          <table:table-cell table:style-name="ce133" office:value-type="float" office:value="1">
            <text:p>001</text:p>
          </table:table-cell>
          <table:table-cell table:style-name="ce137" office:value-type="string">
            <text:p>ECMS\DMS\Setting\Browsing_Preferences</text:p>
          </table:table-cell>
          <table:table-cell table:style-name="ce149" office:value-type="string">
            <text:p>Set up browsing Preferences</text:p>
          </table:table-cell>
          <table:table-cell table:style-name="ce149" office:value-type="string">
            <text:p>Step 1: Set up browsing Preferences</text:p>
          </table:table-cell>
          <table:table-cell table:style-name="ce136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154" office:value-type="string">
            <text:p>New Displaying is shown directly</text:p>
          </table:table-cell>
          <table:table-cell table:style-name="ce166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1">
          <table:table-cell table:style-name="ce101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127" office:value-type="string">
            <text:p>SNF_ECMS_DMS_CLB_01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Clipboard</text:p>
          </table:table-cell>
          <table:table-cell table:style-name="ce148" office:value-type="string">
            <text:p>Manage Clipboard (Paste/Delete)</text:p>
          </table:table-cell>
          <table:table-cell table:style-name="ce148" office:value-type="string">
            <text:p>Step 1: Manage Clipboard (Paste/Delete)</text:p>
          </table:table-cell>
          <table:table-cell table:style-name="ce136" office:value-type="string">
            <text:p><text:span text:style-name="T6">Paste a </text:span><text:span text:style-name="T6">node to </text:span><text:span text:style-name="T6">other </text:span><text:span text:style-name="T6">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</text:span><text:span text:style-name="T6">Action</text:span></text:p>
            <text:p><text:span text:style-name="T6">- </text:span><text:span text:style-name="T9">Click </text:span><text:span text:style-name="T9">correspo</text:span><text:span text:style-name="T9">nding </text:span><text:span text:style-name="T9">Delete </text:span><text:span text:style-name="T9">icon of a </text:span><text:span text:style-name="T9">action</text:span></text:p>
          </table:table-cell>
          <table:table-cell table:style-name="ce154" office:value-type="string">
            <text:p>Clipboard pane is shown . You can cut/copy a node to selected node. When delete a action (copy/cut) the action will be not shown any more at Clipboard</text:p>
          </table:table-cell>
          <table:table-cell table:style-name="ce166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4">
          <table:table-cell table:style-name="ce101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127" office:value-type="string">
            <text:p>SNF_ECMS_DMS_ADM_01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DM\Tags</text:p>
          </table:table-cell>
          <table:table-cell table:style-name="ce150" office:value-type="string">
            <text:p>Manage Tags (Add/Edit/Delete)</text:p>
          </table:table-cell>
          <table:table-cell table:style-name="ce150" office:value-type="string">
            <text:p>Step 1: Manage Tags (Add/Edit/Delete)</text:p>
          </table:table-cell>
          <table:table-cell table:style-name="ce164" office:value-type="string">
            <text:p><text:span text:style-name="T4">Create </text:span><text:span text:style-name="T4">new Tag</text:span></text:p>
            <text:p><text:span text:style-name="T23">- Go to </text:span><text:span text:style-name="T8">Content </text:span><text:span text:style-name="T8">Adminis</text:span><text:span text:style-name="T8">tration/</text:span><text:span text:style-name="T8">Categor</text:span><text:span text:style-name="T8">ies&amp;Tag</text:span><text:span text:style-name="T8">s/Manag</text:span><text:span text:style-name="T8">e Tags</text:span></text:p>
            <text:p><text:span text:style-name="T23">- Click </text:span><text:span text:style-name="T23">on</text:span><text:span text:style-name="T8"> Add </text:span><text:span text:style-name="T8">Style</text:span><text:span text:style-name="T23"> </text:span><text:span text:style-name="T23">button </text:span></text:p>
            <text:p><text:span text:style-name="T23">- Input </text:span><text:span text:style-name="T23">required </text:span><text:span text:style-name="T23">field</text:span></text:p>
            <text:p><text:span text:style-name="T23">- Click </text:span><text:span text:style-name="T23">Update</text:span></text:p>
            <text:p><text:span text:style-name="T4">Edit a </text:span><text:span text:style-name="T4">tag</text:span></text:p>
            <text:p><text:span text:style-name="T5">- Click </text:span><text:span text:style-name="T5">correspo</text:span><text:span text:style-name="T5">nding </text:span><text:span text:style-name="T5">Edit icon </text:span><text:span text:style-name="T5"><text:s/>with </text:span><text:span text:style-name="T5">Tag you </text:span><text:span text:style-name="T5">want to </text:span><text:span text:style-name="T5">edit</text:span></text:p>
            <text:p><text:span text:style-name="T5">- Put </text:span><text:span text:style-name="T5">new </text:span><text:span text:style-name="T5">value</text:span></text:p>
            <text:p><text:span text:style-name="T5">- Click </text:span><text:span text:style-name="T5">Update </text:span><text:span text:style-name="T5">button</text:span></text:p>
            <text:p><text:span text:style-name="T6">Delete </text:span><text:span text:style-name="T6">Tag</text:span></text:p>
            <text:p><text:span text:style-name="T29">- Click </text:span><text:span text:style-name="T29">correspo</text:span><text:span text:style-name="T29">nding </text:span><text:span text:style-name="T29">Delete </text:span><text:span text:style-name="T29">icon <text:s/></text:span><text:span text:style-name="T29">with Tag </text:span><text:span text:style-name="T29">you want </text:span><text:span text:style-name="T29">to delete</text:span></text:p>
            <text:p><text:span text:style-name="T29">- Click </text:span><text:span text:style-name="T29">OK</text:span></text:p>
          </table:table-cell>
          <table:table-cell table:style-name="ce140" office:value-type="string">
            <text:p>Tag is Created/Edited/Deleted</text:p>
          </table:table-cell>
          <table:table-cell table:style-name="ce166" office:value-type="string">
            <text:p>Low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4">
          <table:table-cell table:style-name="ce101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127" office:value-type="string">
            <text:p>SNF_ECMS_DMS_ADM_02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DM\Categories</text:p>
          </table:table-cell>
          <table:table-cell table:style-name="ce150" office:value-type="string">
            <text:p>Manage Categories (Add/Edit/Delete)</text:p>
          </table:table-cell>
          <table:table-cell table:style-name="ce150" office:value-type="string">
            <text:p>Step 1: Manage Categories (Add/Edit/Delete)</text:p>
          </table:table-cell>
          <table:table-cell table:style-name="ce135" office:value-type="string">
            <text:p><text:span text:style-name="T6">Create </text:span><text:span text:style-name="T6">new </text:span><text:span text:style-name="T6">Categor</text:span><text:span text:style-name="T6">y tree</text:span></text:p>
            <text:p><text:span text:style-name="T23">- Go to </text:span><text:span text:style-name="T8">Content </text:span><text:span text:style-name="T8">Adminis</text:span><text:span text:style-name="T8">tration/</text:span><text:span text:style-name="T8">Categor</text:span><text:span text:style-name="T8">ies&amp;Tag</text:span><text:span text:style-name="T8">s/Manag</text:span><text:span text:style-name="T8">e </text:span><text:span text:style-name="T8">Categor</text:span><text:span text:style-name="T8">ies</text:span></text:p>
            <text:p><text:span text:style-name="T23">- Click </text:span><text:span text:style-name="T23">on </text:span><text:span text:style-name="T8">Add </text:span><text:span text:style-name="T8">Categor</text:span><text:span text:style-name="T8">y Tree</text:span><text:span text:style-name="T23"> </text:span><text:span text:style-name="T23">button</text:span></text:p>
            <text:p><text:span text:style-name="T23">- Input </text:span><text:span text:style-name="T23">required </text:span><text:span text:style-name="T23">field</text:span></text:p>
            <text:p>- Add/copy/cut/paste/delete category in category tree</text:p>
            <text:p><text:span text:style-name="T6">Edit The </text:span><text:span text:style-name="T6">Categor</text:span><text:span text:style-name="T6">y tree</text:span></text:p>
            <text:p><text:span text:style-name="T29">- Click </text:span><text:span text:style-name="T29">Edit icon </text:span><text:span text:style-name="T29">correspo</text:span><text:span text:style-name="T29">nding </text:span><text:span text:style-name="T29">with </text:span><text:span text:style-name="T23">Categor</text:span><text:span text:style-name="T23">y tree</text:span><text:span text:style-name="T29"> </text:span><text:span text:style-name="T29">you want </text:span><text:span text:style-name="T29">to edit</text:span></text:p>
            <text:p><text:span text:style-name="T29">- </text:span><text:span text:style-name="T29">Perform </text:span><text:span text:style-name="T29">to edit</text:span></text:p>
            <text:p><text:span text:style-name="T8">Delete </text:span><text:span text:style-name="T8">Categor</text:span><text:span text:style-name="T8">y tree</text:span></text:p>
            <text:p><text:span text:style-name="T29">- Click </text:span><text:span text:style-name="T29">correspo</text:span><text:span text:style-name="T29">nding </text:span><text:span text:style-name="T29">Delete </text:span><text:span text:style-name="T29">icon <text:s/></text:span><text:span text:style-name="T29">with </text:span><text:span text:style-name="T23">Categor</text:span><text:span text:style-name="T23">y tree</text:span><text:span text:style-name="T29"> </text:span><text:span text:style-name="T29">you want </text:span><text:span text:style-name="T29">to edit</text:span></text:p>
            <text:p><text:span text:style-name="T29">- Click </text:span><text:span text:style-name="T29">OK</text:span></text:p>
          </table:table-cell>
          <table:table-cell table:style-name="ce135" office:value-type="string">
            <text:p>The <text:span text:style-name="T9">Categor</text:span><text:span text:style-name="T9">y</text:span> is created/edited/deleted successfully</text:p>
          </table:table-cell>
          <table:table-cell table:style-name="ce166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7">
          <table:table-cell table:style-name="ce101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127" office:value-type="string">
            <text:p>SNF_ECMS_DMS_ADM_03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DM\Template</text:p>
          </table:table-cell>
          <table:table-cell table:style-name="ce150" office:value-type="string">
            <text:p>Manage Template(Add/Edit/Delete)</text:p>
          </table:table-cell>
          <table:table-cell table:style-name="ce150" office:value-type="string">
            <text:p>Step 1: Manage Template(Add/Edit/Delete)</text:p>
          </table:table-cell>
          <table:table-cell table:style-name="ce164" office:value-type="string">
            <text:p><text:span text:style-name="T4">Create </text:span><text:span text:style-name="T4">new </text:span><text:span text:style-name="T4">templat</text:span><text:span text:style-name="T4">e when </text:span><text:span text:style-name="T4">put </text:span><text:span text:style-name="T4">valid </text:span><text:span text:style-name="T4">value in </text:span><text:span text:style-name="T4">fields</text:span></text:p>
            <text:p><text:span text:style-name="T23">- Go to </text:span><text:span text:style-name="T8">Content </text:span><text:span text:style-name="T8">Adminis</text:span><text:span text:style-name="T8">tration/</text:span><text:span text:style-name="T8">Content </text:span><text:span text:style-name="T8">Present</text:span><text:span text:style-name="T8">ation/M</text:span><text:span text:style-name="T8">anage </text:span><text:span text:style-name="T8">Templat</text:span><text:span text:style-name="T8">es</text:span></text:p>
            <text:p><text:span text:style-name="T5">- Click </text:span><text:span text:style-name="T5">Add </text:span><text:span text:style-name="T5">button </text:span></text:p>
            <text:p><text:span text:style-name="T5">- Put </text:span><text:span text:style-name="T5">value in </text:span><text:span text:style-name="T5">required </text:span><text:span text:style-name="T5">fields</text:span></text:p>
            <text:p><text:span text:style-name="T5">- Click </text:span><text:span text:style-name="T5">Save </text:span><text:span text:style-name="T5">button</text:span></text:p>
            <text:p><text:span text:style-name="T6">Edit </text:span><text:span text:style-name="T6">templat</text:span><text:span text:style-name="T6">e : </text:span></text:p>
            <text:p><text:span text:style-name="T9">- Click </text:span><text:span text:style-name="T9">on </text:span><text:span text:style-name="T9">correspo</text:span><text:span text:style-name="T9">nding </text:span><text:span text:style-name="T9">Edit icon </text:span><text:span text:style-name="T9">of </text:span><text:span text:style-name="T9">template </text:span><text:span text:style-name="T9">you want </text:span><text:span text:style-name="T9">to edit</text:span></text:p>
            <text:p><text:span text:style-name="T9">- </text:span><text:span text:style-name="T9">Perform </text:span><text:span text:style-name="T9">to edit </text:span><text:span text:style-name="T9">the </text:span><text:span text:style-name="T9">template</text:span></text:p>
            <text:p><text:span text:style-name="T9">- Click </text:span><text:span text:style-name="T9">Save </text:span><text:span text:style-name="T9">button</text:span></text:p>
            <text:p><text:span text:style-name="T6">Delete </text:span><text:span text:style-name="T6">Templat</text:span><text:span text:style-name="T6">e</text:span></text:p>
            <text:p><text:span text:style-name="T23">- Click </text:span><text:span text:style-name="T23">on </text:span><text:span text:style-name="T23">correspo</text:span><text:span text:style-name="T23">nding </text:span><text:span text:style-name="T23">Delete </text:span><text:span text:style-name="T23">icon of </text:span><text:span text:style-name="T23">template </text:span><text:span text:style-name="T23">you want </text:span><text:span text:style-name="T23">to delete</text:span></text:p>
            <text:p><text:span text:style-name="T23">- Click </text:span><text:span text:style-name="T23">OK</text:span></text:p>
          </table:table-cell>
          <table:table-cell table:style-name="ce140" office:value-type="string">
            <text:p>- A new template is created successfully</text:p>
            <text:p>- Template is edited</text:p>
            <text:p><text:span text:style-name="T30">- </text:span><text:span text:style-name="T30">Templat</text:span><text:span text:style-name="T30">e is </text:span><text:span text:style-name="T30">deleted</text:span></text:p>
          </table:table-cell>
          <table:table-cell table:style-name="ce166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4">
          <table:table-cell table:style-name="ce101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127" office:value-type="string">
            <text:p>SNF_ECMS_DMS_ADM_04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DM\Metadata</text:p>
          </table:table-cell>
          <table:table-cell table:style-name="ce150" office:value-type="string">
            <text:p>Manage Metadata(View/Edit/Delete)</text:p>
          </table:table-cell>
          <table:table-cell table:style-name="ce150" office:value-type="string">
            <text:p>Step 1: Manage Metadata(View/Edit/Delete)</text:p>
          </table:table-cell>
          <table:table-cell table:style-name="ce140" office:value-type="string">
            <text:p><text:span text:style-name="T23">- Go to </text:span><text:span text:style-name="T8">Content </text:span><text:span text:style-name="T8">Adminis</text:span><text:span text:style-name="T8">tration/</text:span><text:span text:style-name="T8">Content </text:span><text:span text:style-name="T8">Present</text:span><text:span text:style-name="T8">ation/M</text:span><text:span text:style-name="T8">anage </text:span><text:span text:style-name="T8">Metadat</text:span><text:span text:style-name="T8">a</text:span></text:p>
            <text:p><text:span text:style-name="T6">View </text:span><text:span text:style-name="T6">Metadat</text:span><text:span text:style-name="T6">a</text:span></text:p>
            <text:p><text:span text:style-name="T6">- </text:span><text:span text:style-name="T9">Click </text:span><text:span text:style-name="T9">correspo</text:span><text:span text:style-name="T9">nding </text:span><text:span text:style-name="T9">View </text:span><text:span text:style-name="T9">icon of </text:span><text:span text:style-name="T9">Metadat</text:span><text:span text:style-name="T9">a you </text:span><text:span text:style-name="T9">want to </text:span><text:span text:style-name="T9">View</text:span></text:p>
            <text:p><text:span text:style-name="T6">Edit </text:span><text:span text:style-name="T6">Metadat</text:span><text:span text:style-name="T6">a</text:span></text:p>
            <text:p><text:span text:style-name="T8">- </text:span><text:span text:style-name="T23">Click </text:span><text:span text:style-name="T23">correspo</text:span><text:span text:style-name="T23">nding </text:span><text:span text:style-name="T23">Edit icon </text:span><text:span text:style-name="T23">of </text:span><text:span text:style-name="T23">Metadat</text:span><text:span text:style-name="T23">a you </text:span><text:span text:style-name="T23">want to </text:span><text:span text:style-name="T23">edit</text:span></text:p>
            <text:p><text:span text:style-name="T23">- </text:span><text:span text:style-name="T23">Perform </text:span><text:span text:style-name="T23">to edit</text:span></text:p>
            <text:p><text:span text:style-name="T23">- Click </text:span><text:span text:style-name="T23">Apply</text:span></text:p>
            <text:p><text:span text:style-name="T6">Delete </text:span><text:span text:style-name="T6">Metadat</text:span><text:span text:style-name="T6">a</text:span></text:p>
            <text:p><text:span text:style-name="T8">- </text:span><text:span text:style-name="T23">Click </text:span><text:span text:style-name="T23">correspo</text:span><text:span text:style-name="T23">nding </text:span><text:span text:style-name="T23">Delete </text:span><text:span text:style-name="T23">icon of </text:span><text:span text:style-name="T23">Metadat</text:span><text:span text:style-name="T23">a you </text:span><text:span text:style-name="T23">want to </text:span><text:span text:style-name="T23">delete</text:span></text:p>
          </table:table-cell>
          <table:table-cell table:style-name="ce140" office:value-type="string">
            <text:p>The Metadata is viewed/edited/deleted successfully</text:p>
          </table:table-cell>
          <table:table-cell table:style-name="ce166" office:value-type="string">
            <text:p>Low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8">
          <table:table-cell table:style-name="ce101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127" office:value-type="string">
            <text:p>SNF_ECMS_DMS_ADM_05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DM\View</text:p>
          </table:table-cell>
          <table:table-cell table:style-name="ce150" office:value-type="string">
            <text:p>Manage Views(Add/View/Edit/Delete)</text:p>
          </table:table-cell>
          <table:table-cell table:style-name="ce150" office:value-type="string">
            <text:p>Step 1: Manage Views(Add/View/Edit/Delete)</text:p>
          </table:table-cell>
          <table:table-cell table:style-name="ce140" office:value-type="string">
            <text:p><text:span text:style-name="T6">Create </text:span><text:span text:style-name="T6">new </text:span><text:span text:style-name="T6">view</text:span></text:p>
            <text:p><text:span text:style-name="T23">- Go to </text:span><text:span text:style-name="T8">Content </text:span><text:span text:style-name="T8">Adminis</text:span><text:span text:style-name="T8">tration/</text:span><text:span text:style-name="T8">Content </text:span><text:span text:style-name="T8">Present</text:span><text:span text:style-name="T8">ation/M</text:span><text:span text:style-name="T8">anage </text:span><text:span text:style-name="T8">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</text:span><text:span text:style-name="T30">Save </text:span><text:span text:style-name="T30">button</text:span></text:p>
            <text:p><text:span text:style-name="T6">View </text:span></text:p>
            <text:p><text:span text:style-name="T9">- Click </text:span><text:span text:style-name="T9">on </text:span><text:span text:style-name="T9">correspo</text:span><text:span text:style-name="T9">nding </text:span><text:span text:style-name="T9">View </text:span><text:span text:style-name="T9">icon of </text:span><text:span text:style-name="T9">View </text:span><text:span text:style-name="T9">you want </text:span><text:span text:style-name="T9">to view</text:span></text:p>
            <text:p><text:span text:style-name="T6">Edit a </text:span><text:span text:style-name="T6">View</text:span></text:p>
            <text:p><text:span text:style-name="T23">- Click </text:span><text:span text:style-name="T23">on </text:span><text:span text:style-name="T23">correspo</text:span><text:span text:style-name="T23">nding </text:span><text:span text:style-name="T23">Edit icon </text:span><text:span text:style-name="T23">of View </text:span><text:span text:style-name="T23">you want </text:span><text:span text:style-name="T23">to edit</text:span></text:p>
            <text:p><text:span text:style-name="T23">- </text:span><text:span text:style-name="T23">Perform </text:span><text:span text:style-name="T23">to edit</text:span></text:p>
            <text:p><text:span text:style-name="T8">Delete a </text:span><text:span text:style-name="T8">view</text:span></text:p>
            <text:p>- Click Delete icon on the View</text:p>
            <text:p>- Click OK on confirm message</text:p>
          </table:table-cell>
          <table:table-cell table:style-name="ce140" office:value-type="string">
            <text:p>- A new view is created successfully</text:p>
            <text:p>- View is edited</text:p>
            <text:p>- View is deleted</text:p>
          </table:table-cell>
          <table:table-cell table:style-name="ce154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6">
          <table:table-cell table:style-name="ce101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127" office:value-type="string">
            <text:p>SNF_ECMS_DMS_ADM_06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DM\Drive</text:p>
          </table:table-cell>
          <table:table-cell table:style-name="ce150" office:value-type="string">
            <text:p>Manage Drive(Add/Edit/Delete)</text:p>
          </table:table-cell>
          <table:table-cell table:style-name="ce150" office:value-type="string">
            <text:p>Step 1: Manage Drive(Add/Edit/Delete)</text:p>
          </table:table-cell>
          <table:table-cell table:style-name="ce140" office:value-type="string">
            <text:p><text:span text:style-name="T6">Create </text:span><text:span text:style-name="T6">new </text:span><text:span text:style-name="T6">drive </text:span></text:p>
            <text:p><text:span text:style-name="T23">- Go to </text:span><text:span text:style-name="T8">Content </text:span><text:span text:style-name="T8">Adminis</text:span><text:span text:style-name="T8">tration/</text:span><text:span text:style-name="T8">Content </text:span><text:span text:style-name="T8">Present</text:span><text:span text:style-name="T8">ation/M</text:span><text:span text:style-name="T8">anage </text:span><text:span text:style-name="T8">Drivers</text:span></text:p>
            <text:p>- Click on Add Drive button </text:p>
            <text:p>- Put value in required fields</text:p>
            <text:p>- Click Save button</text:p>
            <text:p><text:span text:style-name="T6">Edit a </text:span><text:span text:style-name="T6">drive</text:span></text:p>
            <text:p>- Open a drive to edit</text:p>
            <text:p>- Edit properties</text:p>
            <text:p><text:span text:style-name="T6">Delete a </text:span><text:span text:style-name="T6">drive</text:span></text:p>
            <text:p>- Click Delete icon on a drive</text:p>
            <text:p>- Click OK on confirm message</text:p>
          </table:table-cell>
          <table:table-cell table:style-name="ce140"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154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01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127" office:value-type="string">
            <text:p>SNF_ECMS_DMS_ADM_07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DM\Namespace</text:p>
          </table:table-cell>
          <table:table-cell table:style-name="ce150" office:value-type="string">
            <text:p>Namespace registry</text:p>
          </table:table-cell>
          <table:table-cell table:style-name="ce150" office:value-type="string">
            <text:p>Step 1: Namespace registry</text:p>
          </table:table-cell>
          <table:table-cell table:style-name="ce140" office:value-type="string">
            <text:p><text:span text:style-name="T23">- Go to </text:span><text:span text:style-name="T8">Content </text:span><text:span text:style-name="T8">Adminis</text:span><text:span text:style-name="T8">tration/</text:span><text:span text:style-name="T8">Content </text:span><text:span text:style-name="T8">Types/N</text:span><text:span text:style-name="T8">amespa</text:span><text:span text:style-name="T8">ce </text:span><text:span text:style-name="T8">Registry</text:span></text:p>
            <text:p>- Click on Register button </text:p>
            <text:p>- Put value in required fields</text:p>
            <text:p>- Click Save button </text:p>
          </table:table-cell>
          <table:table-cell table:style-name="ce140" office:value-type="string">
            <text:p>New namespace is registered successfully.</text:p>
          </table:table-cell>
          <table:table-cell table:style-name="ce166" office:value-type="string">
            <text:p>Low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3">
          <table:table-cell table:style-name="ce101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127" office:value-type="string">
            <text:p>SNF_ECMS_DMS_ADM_08</text:p>
          </table:table-cell>
          <table:table-cell table:style-name="ce133" office:value-type="float" office:value="1">
            <text:p>001</text:p>
          </table:table-cell>
          <table:table-cell table:style-name="ce138" office:value-type="string">
            <text:p>ECMS\DMS\ADM\Node_Type</text:p>
          </table:table-cell>
          <table:table-cell table:style-name="ce150" office:value-type="string">
            <text:p>Manage Node types(Add/View)</text:p>
          </table:table-cell>
          <table:table-cell table:style-name="ce150" office:value-type="string">
            <text:p>Step 1: Manage Node types(Add/View)</text:p>
          </table:table-cell>
          <table:table-cell table:style-name="ce140" office:value-type="string">
            <text:p><text:span text:style-name="T6">Add </text:span><text:span text:style-name="T6">new </text:span><text:span text:style-name="T6">node </text:span><text:span text:style-name="T6">type</text:span></text:p>
            <text:p><text:span text:style-name="T23">- Go to</text:span><text:span text:style-name="T8"> </text:span><text:span text:style-name="T8">Content </text:span><text:span text:style-name="T8">Adminis</text:span><text:span text:style-name="T8">tration/</text:span><text:span text:style-name="T8">Content </text:span><text:span text:style-name="T8">Types/ </text:span><text:span text:style-name="T8">Manage </text:span><text:span text:style-name="T8">Node </text:span><text:span text:style-name="T8">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</text:span><text:span text:style-name="T6">Node </text:span><text:span text:style-name="T6">type</text:span></text:p>
            <text:p>- Click on <text:s/>corresponding View icon of Node Type</text:p>
            <text:p/>
          </table:table-cell>
          <table:table-cell table:style-name="ce140" office:value-type="string">
            <text:p>New node type is created/ displayed</text:p>
          </table:table-cell>
          <table:table-cell table:style-name="ce166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9">
          <table:table-cell table:style-name="ce101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127" office:value-type="string">
            <text:p>SNF_ECMS_DMS_ADM_09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DM\Query</text:p>
          </table:table-cell>
          <table:table-cell table:style-name="ce150" office:value-type="string">
            <text:p>Manage Query(Add/Edit/Delete)</text:p>
          </table:table-cell>
          <table:table-cell table:style-name="ce150" office:value-type="string">
            <text:p>Step 1: Manage Query(Add/Edit/Delete)</text:p>
          </table:table-cell>
          <table:table-cell table:style-name="ce140" office:value-type="string">
            <text:p><text:span text:style-name="T6">Add a </text:span><text:span text:style-name="T6">query</text:span></text:p>
            <text:p><text:span text:style-name="T23">- Go to </text:span><text:span text:style-name="T8">Content </text:span><text:span text:style-name="T8">Adminis</text:span><text:span text:style-name="T8">tration/</text:span><text:span text:style-name="T8">Advanc</text:span><text:span text:style-name="T8">ed </text:span><text:span text:style-name="T8">configur</text:span><text:span text:style-name="T8">ation/M</text:span><text:span text:style-name="T8">anage </text:span><text:span text:style-name="T8">Queries</text:span></text:p>
            <text:p><text:span text:style-name="T23">- Click </text:span><text:span text:style-name="T23">on Add </text:span><text:span text:style-name="T23">Query </text:span><text:span text:style-name="T23">button</text:span></text:p>
            <text:p><text:span text:style-name="T23">- Input </text:span><text:span text:style-name="T23">all </text:span><text:span text:style-name="T23">required </text:span><text:span text:style-name="T23">field</text:span></text:p>
            <text:p><text:span text:style-name="T23">- Click </text:span><text:span text:style-name="T23">Save</text:span></text:p>
            <text:p><text:span text:style-name="T8">Edit </text:span><text:span text:style-name="T8">Query</text:span></text:p>
            <text:p><text:span text:style-name="T8">- </text:span><text:span text:style-name="T23">Click </text:span><text:span text:style-name="T23">on Edit </text:span><text:span text:style-name="T23">this </text:span><text:span text:style-name="T23">query of </text:span><text:span text:style-name="T23">a query, </text:span><text:span text:style-name="T23">perform </text:span><text:span text:style-name="T23">to edit</text:span></text:p>
            <text:p><text:span text:style-name="T8">Delete </text:span><text:span text:style-name="T8">Query</text:span></text:p>
            <text:p><text:span text:style-name="T8">- </text:span><text:span text:style-name="T23">Click </text:span><text:span text:style-name="T23">on </text:span><text:span text:style-name="T23">Delete </text:span><text:span text:style-name="T23">this </text:span><text:span text:style-name="T23">query </text:span><text:span text:style-name="T23">icon of a </text:span><text:span text:style-name="T23">query</text:span></text:p>
            <text:p><text:span text:style-name="T23">- Click </text:span><text:span text:style-name="T23">OK to </text:span><text:span text:style-name="T23">confirm </text:span></text:p>
          </table:table-cell>
          <table:table-cell table:style-name="ce140" office:value-type="string">
            <text:p>The query is added/edited/Deleted successfully</text:p>
          </table:table-cell>
          <table:table-cell table:style-name="ce154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3">
          <table:table-cell table:style-name="ce101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127" office:value-type="string">
            <text:p>SNF_ECMS_DMS_ADM_10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DM\Script</text:p>
          </table:table-cell>
          <table:table-cell table:style-name="ce150" office:value-type="string">
            <text:p>Manage Script(Add/Edit/Delete)</text:p>
          </table:table-cell>
          <table:table-cell table:style-name="ce150" office:value-type="string">
            <text:p>Step 1: Manage Script(Add/Edit/Delete)</text:p>
          </table:table-cell>
          <table:table-cell table:style-name="ce140" office:value-type="string">
            <text:p><text:span text:style-name="T6">Create </text:span><text:span text:style-name="T6">script</text:span></text:p>
            <text:p><text:span text:style-name="T23">- Go to </text:span><text:span text:style-name="T8">Content </text:span><text:span text:style-name="T8">Adminis</text:span><text:span text:style-name="T8">tration/</text:span><text:span text:style-name="T8">Advanc</text:span><text:span text:style-name="T8">ed </text:span><text:span text:style-name="T8">configur</text:span><text:span text:style-name="T8">ation/M</text:span><text:span text:style-name="T8">anage </text:span><text:span text:style-name="T8">Scripts</text:span></text:p>
            <text:p><text:span text:style-name="T9">- Click </text:span><text:span text:style-name="T9">Add </text:span><text:span text:style-name="T9">button </text:span><text:span text:style-name="T9">and </text:span><text:span text:style-name="T9">input </text:span><text:span text:style-name="T9">informati</text:span><text:span text:style-name="T9">on for </text:span><text:span text:style-name="T9">new </text:span><text:span text:style-name="T9">scrip</text:span></text:p>
            <text:p>- Click Save</text:p>
            <text:p><text:span text:style-name="T6">Edit </text:span><text:span text:style-name="T6">script</text:span></text:p>
            <text:p><text:span text:style-name="T8">- </text:span><text:span text:style-name="T23">Click </text:span><text:span text:style-name="T23">on Edit <text:s/></text:span><text:span text:style-name="T23">of a </text:span><text:span text:style-name="T23">Script, </text:span><text:span text:style-name="T23">perform </text:span><text:span text:style-name="T23">to edit</text:span></text:p>
            <text:p><text:span text:style-name="T6">Delete </text:span><text:span text:style-name="T6">script</text:span></text:p>
            <text:p><text:span text:style-name="T6">- </text:span><text:span text:style-name="T9">Click </text:span><text:span text:style-name="T9">on </text:span><text:span text:style-name="T9">Delete </text:span><text:span text:style-name="T9">icon of a </text:span><text:span text:style-name="T9">script</text:span></text:p>
            <text:p><text:span text:style-name="T9">- Click </text:span><text:span text:style-name="T9">OK to </text:span><text:span text:style-name="T9">confirm</text:span></text:p>
          </table:table-cell>
          <table:table-cell table:style-name="ce140" office:value-type="string">
            <text:p>The script is Added/Edited/Deleted successfully</text:p>
          </table:table-cell>
          <table:table-cell table:style-name="ce166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01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127" office:value-type="string">
            <text:p>SNF_ECMS_DMS_ADM_11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DM\Action</text:p>
          </table:table-cell>
          <table:table-cell table:style-name="ce150" office:value-type="string">
            <text:p>Manage Action</text:p>
          </table:table-cell>
          <table:table-cell table:style-name="ce150" office:value-type="string">
            <text:p>Step 1: Manage Action</text:p>
          </table:table-cell>
          <table:table-cell table:style-name="ce165" office:value-type="string">
            <text:p><text:span text:style-name="T28">- Go to </text:span><text:span text:style-name="T26">Content </text:span><text:span text:style-name="T26">Adminis</text:span><text:span text:style-name="T26">tration/</text:span><text:span text:style-name="T26">Advanc</text:span><text:span text:style-name="T26">ed </text:span><text:span text:style-name="T26">configur</text:span><text:span text:style-name="T26">ation/Cr</text:span><text:span text:style-name="T26">eate </text:span><text:span text:style-name="T26">Action </text:span><text:span text:style-name="T26">Type</text:span></text:p>
            <text:p><text:span text:style-name="T28">- Click </text:span><text:span text:style-name="T28">on Add </text:span><text:span text:style-name="T28">button</text:span></text:p>
            <text:p><text:span text:style-name="T28">- Input </text:span><text:span text:style-name="T28">required </text:span><text:span text:style-name="T28">fields</text:span></text:p>
            <text:p><text:span text:style-name="T28">- Click </text:span><text:span text:style-name="T28">Save</text:span></text:p>
          </table:table-cell>
          <table:table-cell table:style-name="ce140" office:value-type="string">
            <text:p>The action is created</text:p>
          </table:table-cell>
          <table:table-cell table:style-name="ce166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6">
          <table:table-cell table:style-name="ce101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127" office:value-type="string">
            <text:p>SNF_ECMS_DMS_ADM_12</text:p>
          </table:table-cell>
          <table:table-cell table:style-name="ce133" office:value-type="float" office:value="1">
            <text:p>001</text:p>
          </table:table-cell>
          <table:table-cell table:style-name="ce136" office:value-type="string">
            <text:p>ECMS\DMS\ADM\Lock_Unlock</text:p>
          </table:table-cell>
          <table:table-cell table:style-name="ce151" office:value-type="string">
            <text:p>Manage Lock/Unlock</text:p>
          </table:table-cell>
          <table:table-cell table:style-name="ce151" office:value-type="string">
            <text:p>Step 1: Manage Lock/Unlock</text:p>
          </table:table-cell>
          <table:table-cell table:style-name="ce165" office:value-type="string">
            <text:p><text:span text:style-name="T6">Unlock </text:span><text:span text:style-name="T6">node</text:span></text:p>
            <text:p><text:span text:style-name="T9">- Go to </text:span><text:span text:style-name="T9">Site </text:span><text:span text:style-name="T9">explorer </text:span><text:span text:style-name="T9">: perform </text:span><text:span text:style-name="T9">to lock a </text:span><text:span text:style-name="T9">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</text:span><text:span text:style-name="T6">Lock</text:span></text:p>
            <text:p><text:span text:style-name="T9">- Go to </text:span><text:span text:style-name="T9">Manage </text:span><text:span text:style-name="T9">lock tab</text:span></text:p>
            <text:p><text:span text:style-name="T9">- </text:span><text:span text:style-name="T9">Perform </text:span><text:span text:style-name="T9">to add </text:span><text:span text:style-name="T9">some </text:span><text:span text:style-name="T9">group/ </text:span><text:span text:style-name="T9">users </text:span><text:span text:style-name="T9">which </text:span><text:span text:style-name="T9">have </text:span><text:span text:style-name="T9">permissi</text:span><text:span text:style-name="T9">on to </text:span><text:span text:style-name="T9">unlock a </text:span><text:span text:style-name="T9">locked </text:span><text:span text:style-name="T9">node</text:span></text:p>
            <text:p>- Can Delete permission of group/ user by click Delete icon</text:p>
          </table:table-cell>
          <table:table-cell table:style-name="ce140"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table:style-name="ce166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3">
          <table:table-cell table:style-name="ce101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127" office:value-type="string">
            <text:p>SNF_ECMS_WF_CPN_01</text:p>
          </table:table-cell>
          <table:table-cell table:style-name="ce133" office:value-type="float" office:value="1">
            <text:p>001</text:p>
          </table:table-cell>
          <table:table-cell table:style-name="ce139" office:value-type="string">
            <text:p>WF\Content_Publishing\Approve</text:p>
          </table:table-cell>
          <table:table-cell table:style-name="ce152" office:value-type="string">
            <text:p>Approve a content</text:p>
          </table:table-cell>
          <table:table-cell table:style-name="ce152" office:value-type="string">
            <text:p>Step 1: Approve a content</text:p>
          </table:table-cell>
          <table:table-cell table:style-name="ce166" office:value-type="string">
            <text:p>- Create new drive in Backup workspace</text:p>
            <text:p>- Login by normal user, eg: James, add a document in <text:span text:style-name="T6">Collabo</text:span><text:span text:style-name="T6">ration/d</text:span><text:span text:style-name="T6">ocumen</text:span><text:span text:style-name="T6">ts/ </text:span><text:span text:style-name="T6">Validati</text:span><text:span text:style-name="T6">on </text:span><text:span text:style-name="T6">Request</text:span> folder</text:p>
            <text:p>- Login by user is in validator:/platform/administrators group, eg John</text:p>
            <text:p>- Go to <text:span text:style-name="T6">Busines</text:span><text:span text:style-name="T6">s </text:span><text:span text:style-name="T6">Process </text:span><text:span text:style-name="T6">Controll</text:span><text:span text:style-name="T6">er → </text:span><text:span text:style-name="T6">Task </text:span><text:span text:style-name="T6">Controll</text:span><text:span text:style-name="T6">er</text:span></text:p>
            <text:p>- Click on <text:span text:style-name="T6">Manage</text:span> of content publishing process</text:p>
            <text:p>- Select <text:span text:style-name="T6">Start </text:span><text:span text:style-name="T6">date</text:span> and <text:span text:style-name="T6">End </text:span><text:span text:style-name="T6">date</text:span></text:p>
            <text:p>- Click on <text:span text:style-name="T6">Approv</text:span><text:span text:style-name="T6">e</text:span> button</text:p>
          </table:table-cell>
          <table:table-cell table:style-name="ce166" office:value-type="string">
            <text:p>- If the current time is less than End time, the document will be stored in <text:span text:style-name="T6">Collabo</text:span><text:span text:style-name="T6">ration/d</text:span><text:span text:style-name="T6">ocumen</text:span><text:span text:style-name="T6">ts/Live</text:span> folder</text:p>
            <text:p>- If the current time is equal or greater than End time, the document will be stored in <text:span text:style-name="T6">Backup</text:span> drive</text:p>
          </table:table-cell>
          <table:table-cell table:style-name="ce166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4">
          <table:table-cell table:style-name="ce101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127" office:value-type="string">
            <text:p>SNF_ECMS_WF_PRS_01</text:p>
          </table:table-cell>
          <table:table-cell table:style-name="ce133" office:value-type="float" office:value="1">
            <text:p>001</text:p>
          </table:table-cell>
          <table:table-cell table:style-name="ce139" office:value-type="string">
            <text:p>WF\Pay_Raise\WF\Grand</text:p>
          </table:table-cell>
          <table:table-cell table:style-name="ce151" office:value-type="string">
            <text:p>Grand a pay raise</text:p>
          </table:table-cell>
          <table:table-cell table:style-name="ce151" office:value-type="string">
            <text:p>Step 1: Grand a pay raise</text:p>
          </table:table-cell>
          <table:table-cell table:style-name="ce140"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</text:span><text:span text:style-name="T7">/administ</text:span><text:span text:style-name="T7">rators</text:span> group, eg John</text:p>
            <text:p><text:span text:style-name="T30">- Go to </text:span><text:span text:style-name="T31">Busines</text:span><text:span text:style-name="T31">s </text:span><text:span text:style-name="T31">Process </text:span><text:span text:style-name="T31">Controll</text:span><text:span text:style-name="T31">er/ Task </text:span><text:span text:style-name="T31">Controll</text:span><text:span text:style-name="T31">er</text:span></text:p>
            <text:p><text:span text:style-name="T7">- Click </text:span><text:span text:style-name="T7">on </text:span><text:span text:style-name="T8">Manage </text:span><text:span text:style-name="T23">of Pay </text:span><text:span text:style-name="T23">raise </text:span><text:span text:style-name="T23">process</text:span></text:p>
            <text:p><text:span text:style-name="T23">- Click </text:span><text:span text:style-name="T23">on </text:span><text:span text:style-name="T8">Grant</text:span><text:span text:style-name="T23"> </text:span><text:span text:style-name="T23">button</text:span></text:p>
            <text:p><text:span text:style-name="T23">- Login </text:span><text:span text:style-name="T23">by use in </text:span><text:span text:style-name="T23">Organiz</text:span><text:span text:style-name="T23">ation/ </text:span><text:span text:style-name="T23">Human </text:span><text:span text:style-name="T23">resource</text:span><text:span text:style-name="T23">s group, </text:span><text:span text:style-name="T23">eg </text:span><text:span text:style-name="T23">James</text:span></text:p>
            <text:p><text:span text:style-name="T23">- Open </text:span><text:span text:style-name="T23">form to </text:span><text:span text:style-name="T23">read </text:span><text:span text:style-name="T23">process </text:span><text:span text:style-name="T23">above </text:span><text:span text:style-name="T23">by click </text:span><text:span text:style-name="T23">Manage</text:span></text:p>
            <text:p><text:span text:style-name="T23">- Click </text:span><text:span text:style-name="T23">on </text:span><text:span text:style-name="T8">Finish it</text:span><text:span text:style-name="T23"> </text:span><text:span text:style-name="T23">button</text:span></text:p>
            <text:p/>
          </table:table-cell>
          <table:table-cell table:style-name="ce140" office:value-type="string">
            <text:p>Pay raise process is granted successfully</text:p>
          </table:table-cell>
          <table:table-cell table:style-name="ce166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4">
          <table:table-cell table:style-name="ce101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127" office:value-type="string">
            <text:p>SNF_ECMS_WF_HLD_01</text:p>
          </table:table-cell>
          <table:table-cell table:style-name="ce133" office:value-type="float" office:value="1">
            <text:p>001</text:p>
          </table:table-cell>
          <table:table-cell table:style-name="ce139" office:value-type="string">
            <text:p>WF\Holiday\Approve</text:p>
          </table:table-cell>
          <table:table-cell table:style-name="ce140" office:value-type="string">
            <text:p>Approve holiday process</text:p>
          </table:table-cell>
          <table:table-cell table:style-name="ce140" office:value-type="string">
            <text:p>Step 1: Approve holiday process</text:p>
          </table:table-cell>
          <table:table-cell table:style-name="ce140"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</text:span><text:span text:style-name="T7">/administ</text:span><text:span text:style-name="T7">rators </text:span>group, eg John</text:p>
            <text:p><text:span text:style-name="T30">- Go to </text:span><text:span text:style-name="T31">Busines</text:span><text:span text:style-name="T31">s </text:span><text:span text:style-name="T31">Process </text:span><text:span text:style-name="T31">Controll</text:span><text:span text:style-name="T31">er/ Task </text:span><text:span text:style-name="T31">Controll</text:span><text:span text:style-name="T31">er</text:span></text:p>
            <text:p><text:span text:style-name="T7">- Click </text:span><text:span text:style-name="T7">on </text:span><text:span text:style-name="T8">Manage </text:span><text:span text:style-name="T23">of </text:span><text:span text:style-name="T23">Holiday </text:span><text:span text:style-name="T23">process</text:span></text:p>
            <text:p><text:span text:style-name="T23">- Click </text:span><text:span text:style-name="T23">on </text:span><text:span text:style-name="T8">Approv</text:span><text:span text:style-name="T8">e</text:span><text:span text:style-name="T23"> button</text:span></text:p>
            <text:p><text:span text:style-name="T23">- Login </text:span><text:span text:style-name="T23">by use Is </text:span><text:span text:style-name="T23">in </text:span><text:span text:style-name="T23">Organiz</text:span><text:span text:style-name="T23">ation/ </text:span><text:span text:style-name="T23">Human </text:span><text:span text:style-name="T23">resource</text:span><text:span text:style-name="T23">s group, </text:span><text:span text:style-name="T23">eg </text:span><text:span text:style-name="T23">James</text:span></text:p>
            <text:p><text:span text:style-name="T23">- Open </text:span><text:span text:style-name="T23">form to </text:span><text:span text:style-name="T23">read </text:span><text:span text:style-name="T23">process </text:span><text:span text:style-name="T23">above </text:span><text:span text:style-name="T23">by click </text:span><text:span text:style-name="T23">on </text:span><text:span text:style-name="T23">Manage</text:span></text:p>
            <text:p><text:span text:style-name="T23">- Click </text:span><text:span text:style-name="T23">on </text:span><text:span text:style-name="T8">Read</text:span><text:span text:style-name="T23"> </text:span><text:span text:style-name="T23">button</text:span></text:p>
            <text:p/>
          </table:table-cell>
          <table:table-cell table:style-name="ce140" office:value-type="string">
            <text:p>Holiday process is granted successfully.</text:p>
          </table:table-cell>
          <table:table-cell table:style-name="ce166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01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127" office:value-type="string">
            <text:p>SNF_ECMS_WF_ADM_01</text:p>
          </table:table-cell>
          <table:table-cell table:style-name="ce133" office:value-type="float" office:value="1">
            <text:p>001</text:p>
          </table:table-cell>
          <table:table-cell table:style-name="ce139" office:value-type="string">
            <text:p>WF\Admin\View</text:p>
          </table:table-cell>
          <table:table-cell table:style-name="ce140" office:value-type="string">
            <text:p>View detail of process</text:p>
          </table:table-cell>
          <table:table-cell table:style-name="ce140" office:value-type="string">
            <text:p>Step 1: View detail of process</text:p>
          </table:table-cell>
          <table:table-cell table:style-name="ce140"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table:style-name="ce140" office:value-type="string">
            <text:p>Form appears to show detail of process</text:p>
          </table:table-cell>
          <table:table-cell table:style-name="ce166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17">
          <table:table-cell table:style-name="ce101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127" office:value-type="string">
            <text:p>SNF_ECMS_WF_ADM_02</text:p>
          </table:table-cell>
          <table:table-cell table:style-name="ce133" office:value-type="float" office:value="1">
            <text:p>001</text:p>
          </table:table-cell>
          <table:table-cell table:style-name="ce139" office:value-type="string">
            <text:p>WF\Admin\Upload</text:p>
          </table:table-cell>
          <table:table-cell table:style-name="ce140" office:value-type="string">
            <text:p>Upload new process</text:p>
          </table:table-cell>
          <table:table-cell table:style-name="ce140" office:value-type="string">
            <text:p>Step 1: Upload new process</text:p>
          </table:table-cell>
          <table:table-cell table:style-name="ce140"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table:style-name="ce140" office:value-type="string">
            <text:p>New process is added successfully.</text:p>
          </table:table-cell>
          <table:table-cell table:style-name="ce166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0" table:number-rows-repeated="11">
          <table:table-cell table:style-name="ce98"/>
          <table:table-cell table:style-name="ce128"/>
          <table:table-cell table:style-name="ce98"/>
          <table:table-cell table:style-name="ce128" table:number-columns-repeated="252"/>
        </table:table-row>
        <table:table-row table:style-name="ro20" table:number-rows-repeated="1048498">
          <table:table-cell table:number-columns-repeated="255"/>
        </table:table-row>
        <table:table-row table:style-name="ro20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hanhly </meta:initial-creator>
    <meta:creation-date>2010-08-10T15:50:28</meta:creation-date>
    <dc:date>2012-07-06T16:01:53</dc:date>
    <meta:editing-cycles>152</meta:editing-cycles>
    <meta:editing-duration>P1DT7H16M25S</meta:editing-duration>
    <meta:document-statistic meta:table-count="4" meta:cell-count="1280" meta:object-count="1"/>
    <meta:user-defined meta:name="Info 1"/>
    <meta:user-defined meta:name="Info 2"/>
    <meta:user-defined meta:name="Info 3"/>
    <meta:user-defined meta:name="Info 4"/>
  </office:meta>
</office:document-meta>
</file>